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43"/>
    <style:style style:name="ce3" style:family="table-cell" style:parent-style-name="Default" style:data-style-name="N147"/>
  </office:automatic-styles>
  <office:body>
    <office:spreadsheet>
      <table:calculation-settings table:automatic-find-labels="false" table:use-regular-expressions="false" table:use-wildcards="true"/>
      <table:table table:name="Leht 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aeg</text:p>
          </table:table-cell>
          <table:table-cell table:style-name="Default" office:value-type="string" calcext:value-type="string">
            <text:p>D_kogus</text:p>
          </table:table-cell>
          <table:table-cell table:style-name="Default" office:value-type="string" calcext:value-type="string">
            <text:p>D_hind_ee</text:p>
          </table:table-cell>
          <table:table-cell table:style-name="Default" office:value-type="string" calcext:value-type="string">
            <text:p>D_hind_lv</text:p>
          </table:table-cell>
          <table:table-cell table:style-name="Default" office:value-type="string" calcext:value-type="string">
            <text:p>D_hind_lt</text:p>
          </table:table-cell>
          <table:table-cell office:value-type="string" calcext:value-type="string">
            <text:p>Veoautod registris</text:p>
          </table:table-cell>
          <table:table-cell office:value-type="string" calcext:value-type="string">
            <text:p>D_akt</text:p>
          </table:table-cell>
          <table:table-cell office:value-type="string" calcext:value-type="string">
            <text:p>SKP_ph</text:p>
          </table:table-cell>
          <table:table-cell table:style-name="Default" office:value-type="string" calcext:value-type="string">
            <text:p>Barrel</text:p>
          </table:table-cell>
          <table:table-cell table:style-name="Default" office:value-type="string" calcext:value-type="string">
            <text:p>kurss</text:p>
          </table:table-cell>
        </table:table-row>
        <table:table-row table:style-name="ro1">
          <table:table-cell office:value-type="date" office:date-value="2003-03-31" calcext:value-type="date">
            <text:p>31.03.2003</text:p>
          </table:table-cell>
          <table:table-cell office:value-type="float" office:value="54.0201605576441" calcext:value-type="float">
            <text:p>54,0</text:p>
          </table:table-cell>
          <table:table-cell table:number-columns-repeated="3"/>
          <table:table-cell office:value-type="float" office:value="80892" calcext:value-type="float">
            <text:p>80892</text:p>
          </table:table-cell>
          <table:table-cell office:value-type="float" office:value="162.97" calcext:value-type="float">
            <text:p>162,97</text:p>
          </table:table-cell>
          <table:table-cell office:value-type="float" office:value="3506.5401" calcext:value-type="float">
            <text:p>3506,5</text:p>
          </table:table-cell>
          <table:table-cell office:value-type="float" office:value="31.5223391053391" calcext:value-type="float">
            <text:p>31,5</text:p>
          </table:table-cell>
          <table:table-cell office:value-type="float" office:value="0.931660224295678" calcext:value-type="float">
            <text:p>0,932</text:p>
          </table:table-cell>
        </table:table-row>
        <table:table-row table:style-name="ro1">
          <table:table-cell table:formula="of:=EOMONTH([.A2];3)" office:value-type="date" office:date-value="2003-06-30" calcext:value-type="date">
            <text:p>30.06.2003</text:p>
          </table:table-cell>
          <table:table-cell office:value-type="float" office:value="52.9704619607843" calcext:value-type="float">
            <text:p>53,0</text:p>
          </table:table-cell>
          <table:table-cell table:number-columns-repeated="3"/>
          <table:table-cell office:value-type="float" office:value="81769" calcext:value-type="float">
            <text:p>81769</text:p>
          </table:table-cell>
          <table:table-cell office:value-type="float" office:value="162.97" calcext:value-type="float">
            <text:p>162,97</text:p>
          </table:table-cell>
          <table:table-cell office:value-type="float" office:value="3923.2625" calcext:value-type="float">
            <text:p>3923,3</text:p>
          </table:table-cell>
          <table:table-cell office:value-type="float" office:value="26.1927705627705" calcext:value-type="float">
            <text:p>26,2</text:p>
          </table:table-cell>
          <table:table-cell office:value-type="float" office:value="0.88034630090944" calcext:value-type="float">
            <text:p>0,880</text:p>
          </table:table-cell>
        </table:table-row>
        <table:table-row table:style-name="ro1">
          <table:table-cell table:formula="of:=EOMONTH([.A3];3)" office:value-type="date" office:date-value="2003-09-30" calcext:value-type="date">
            <text:p>30.09.2003</text:p>
          </table:table-cell>
          <table:table-cell office:value-type="float" office:value="64.5856015686275" calcext:value-type="float">
            <text:p>64,6</text:p>
          </table:table-cell>
          <table:table-cell table:number-columns-repeated="3"/>
          <table:table-cell office:value-type="float" office:value="82555" calcext:value-type="float">
            <text:p>82555</text:p>
          </table:table-cell>
          <table:table-cell office:value-type="float" office:value="162.97" calcext:value-type="float">
            <text:p>162,97</text:p>
          </table:table-cell>
          <table:table-cell office:value-type="float" office:value="3849.4898" calcext:value-type="float">
            <text:p>3849,5</text:p>
          </table:table-cell>
          <table:table-cell office:value-type="float" office:value="28.4496878725139" calcext:value-type="float">
            <text:p>28,4</text:p>
          </table:table-cell>
          <table:table-cell office:value-type="float" office:value="0.889128254346291" calcext:value-type="float">
            <text:p>0,889</text:p>
          </table:table-cell>
        </table:table-row>
        <table:table-row table:style-name="ro1">
          <table:table-cell table:formula="of:=EOMONTH([.A4];3)" office:value-type="date" office:date-value="2003-12-31" calcext:value-type="date">
            <text:p>31.12.2003</text:p>
          </table:table-cell>
          <table:table-cell office:value-type="float" office:value="71.6131156862745" calcext:value-type="float">
            <text:p>71,6</text:p>
          </table:table-cell>
          <table:table-cell table:number-columns-repeated="3"/>
          <table:table-cell office:value-type="float" office:value="83430" calcext:value-type="float">
            <text:p>83430</text:p>
          </table:table-cell>
          <table:table-cell office:value-type="float" office:value="162.97" calcext:value-type="float">
            <text:p>162,97</text:p>
          </table:table-cell>
          <table:table-cell office:value-type="float" office:value="4055.1449" calcext:value-type="float">
            <text:p>4055,1</text:p>
          </table:table-cell>
          <table:table-cell office:value-type="float" office:value="29.3891563146997" calcext:value-type="float">
            <text:p>29,4</text:p>
          </table:table-cell>
          <table:table-cell office:value-type="float" office:value="0.841199426669451" calcext:value-type="float">
            <text:p>0,841</text:p>
          </table:table-cell>
        </table:table-row>
        <table:table-row table:style-name="ro1">
          <table:table-cell table:formula="of:=EOMONTH([.A5];3)" office:value-type="date" office:date-value="2004-03-31" calcext:value-type="date">
            <text:p>31.03.2004</text:p>
          </table:table-cell>
          <table:table-cell office:value-type="float" office:value="81.0013673953187" calcext:value-type="float">
            <text:p>81,0</text:p>
          </table:table-cell>
          <table:table-cell table:number-columns-repeated="3"/>
          <table:table-cell office:value-type="float" office:value="83959" calcext:value-type="float">
            <text:p>83959</text:p>
          </table:table-cell>
          <table:table-cell office:value-type="float" office:value="162.97" calcext:value-type="float">
            <text:p>162,97</text:p>
          </table:table-cell>
          <table:table-cell office:value-type="float" office:value="3864.8663" calcext:value-type="float">
            <text:p>3864,9</text:p>
          </table:table-cell>
          <table:table-cell office:value-type="float" office:value="31.9246000690131" calcext:value-type="float">
            <text:p>31,9</text:p>
          </table:table-cell>
          <table:table-cell office:value-type="float" office:value="0.799459135746035" calcext:value-type="float">
            <text:p>0,799</text:p>
          </table:table-cell>
        </table:table-row>
        <table:table-row table:style-name="ro1">
          <table:table-cell table:formula="of:=EOMONTH([.A6];3)" office:value-type="date" office:date-value="2004-06-30" calcext:value-type="date">
            <text:p>30.06.2004</text:p>
          </table:table-cell>
          <table:table-cell office:value-type="float" office:value="78.0433571922523" calcext:value-type="float">
            <text:p>78,0</text:p>
          </table:table-cell>
          <table:table-cell table:number-columns-repeated="3"/>
          <table:table-cell office:value-type="float" office:value="84547" calcext:value-type="float">
            <text:p>84547</text:p>
          </table:table-cell>
          <table:table-cell office:value-type="float" office:value="162.97" calcext:value-type="float">
            <text:p>162,97</text:p>
          </table:table-cell>
          <table:table-cell office:value-type="float" office:value="4081.4381" calcext:value-type="float">
            <text:p>4081,4</text:p>
          </table:table-cell>
          <table:table-cell office:value-type="float" office:value="35.4473881673881" calcext:value-type="float">
            <text:p>35,4</text:p>
          </table:table-cell>
          <table:table-cell office:value-type="float" office:value="0.829903017414761" calcext:value-type="float">
            <text:p>0,830</text:p>
          </table:table-cell>
        </table:table-row>
        <table:table-row table:style-name="ro1">
          <table:table-cell table:formula="of:=EOMONTH([.A7];3)" office:value-type="date" office:date-value="2004-09-30" calcext:value-type="date">
            <text:p>30.09.2004</text:p>
          </table:table-cell>
          <table:table-cell office:value-type="float" office:value="73.6375623732132" calcext:value-type="float">
            <text:p>73,6</text:p>
          </table:table-cell>
          <table:table-cell table:number-columns-repeated="3"/>
          <table:table-cell office:value-type="float" office:value="85135" calcext:value-type="float">
            <text:p>85135</text:p>
          </table:table-cell>
          <table:table-cell office:value-type="float" office:value="245.42" calcext:value-type="float">
            <text:p>245,42</text:p>
          </table:table-cell>
          <table:table-cell office:value-type="float" office:value="4109.5221" calcext:value-type="float">
            <text:p>4109,5</text:p>
          </table:table-cell>
          <table:table-cell office:value-type="float" office:value="41.3874242424242" calcext:value-type="float">
            <text:p>41,4</text:p>
          </table:table-cell>
          <table:table-cell office:value-type="float" office:value="0.818423308294877" calcext:value-type="float">
            <text:p>0,818</text:p>
          </table:table-cell>
        </table:table-row>
        <table:table-row table:style-name="ro1">
          <table:table-cell table:formula="of:=EOMONTH([.A8];3)" office:value-type="date" office:date-value="2004-12-31" calcext:value-type="date">
            <text:p>31.12.2004</text:p>
          </table:table-cell>
          <table:table-cell office:value-type="float" office:value="86.6510286458333" calcext:value-type="float">
            <text:p>86,7</text:p>
          </table:table-cell>
          <table:table-cell table:number-columns-repeated="3"/>
          <table:table-cell office:value-type="float" office:value="85732" calcext:value-type="float">
            <text:p>85732</text:p>
          </table:table-cell>
          <table:table-cell office:value-type="float" office:value="245.42" calcext:value-type="float">
            <text:p>245,42</text:p>
          </table:table-cell>
          <table:table-cell office:value-type="float" office:value="4316.3623" calcext:value-type="float">
            <text:p>4316,4</text:p>
          </table:table-cell>
          <table:table-cell office:value-type="float" office:value="44.1631313131313" calcext:value-type="float">
            <text:p>44,2</text:p>
          </table:table-cell>
          <table:table-cell office:value-type="float" office:value="0.772323956103535" calcext:value-type="float">
            <text:p>0,772</text:p>
          </table:table-cell>
        </table:table-row>
        <table:table-row table:style-name="ro1">
          <table:table-cell table:formula="of:=EOMONTH([.A9];3)" office:value-type="date" office:date-value="2005-03-31" calcext:value-type="date">
            <text:p>31.03.2005</text:p>
          </table:table-cell>
          <table:table-cell office:value-type="float" office:value="79.5749187351316" calcext:value-type="float">
            <text:p>79,6</text:p>
          </table:table-cell>
          <table:table-cell office:value-type="float" office:value="725.2375" calcext:value-type="float">
            <text:p>725,2</text:p>
          </table:table-cell>
          <table:table-cell office:value-type="float" office:value="715.2025" calcext:value-type="float">
            <text:p>715,2</text:p>
          </table:table-cell>
          <table:table-cell office:value-type="float" office:value="739.471666666667" calcext:value-type="float">
            <text:p>739,5</text:p>
          </table:table-cell>
          <table:table-cell office:value-type="float" office:value="85827" calcext:value-type="float">
            <text:p>85827</text:p>
          </table:table-cell>
          <table:table-cell office:value-type="float" office:value="245.42" calcext:value-type="float">
            <text:p>245,42</text:p>
          </table:table-cell>
          <table:table-cell office:value-type="float" office:value="4034.6474" calcext:value-type="float">
            <text:p>4034,6</text:p>
          </table:table-cell>
          <table:table-cell office:value-type="float" office:value="47.6961818181818" calcext:value-type="float">
            <text:p>47,7</text:p>
          </table:table-cell>
          <table:table-cell office:value-type="float" office:value="0.762826202405115" calcext:value-type="float">
            <text:p>0,763</text:p>
          </table:table-cell>
        </table:table-row>
        <table:table-row table:style-name="ro1">
          <table:table-cell table:formula="of:=EOMONTH([.A10];3)" office:value-type="date" office:date-value="2005-06-30" calcext:value-type="date">
            <text:p>30.06.2005</text:p>
          </table:table-cell>
          <table:table-cell office:value-type="float" office:value="89.8060369690722" calcext:value-type="float">
            <text:p>89,8</text:p>
          </table:table-cell>
          <table:table-cell office:value-type="float" office:value="782.711538461539" calcext:value-type="float">
            <text:p>782,7</text:p>
          </table:table-cell>
          <table:table-cell office:value-type="float" office:value="785.084615384616" calcext:value-type="float">
            <text:p>785,1</text:p>
          </table:table-cell>
          <table:table-cell office:value-type="float" office:value="800.427692307692" calcext:value-type="float">
            <text:p>800,4</text:p>
          </table:table-cell>
          <table:table-cell office:value-type="float" office:value="85948" calcext:value-type="float">
            <text:p>85948</text:p>
          </table:table-cell>
          <table:table-cell office:value-type="float" office:value="245.42" calcext:value-type="float">
            <text:p>245,42</text:p>
          </table:table-cell>
          <table:table-cell office:value-type="float" office:value="4528.9957" calcext:value-type="float">
            <text:p>4529,0</text:p>
          </table:table-cell>
          <table:table-cell office:value-type="float" office:value="51.6279365079365" calcext:value-type="float">
            <text:p>51,6</text:p>
          </table:table-cell>
          <table:table-cell office:value-type="float" office:value="0.793651168998715" calcext:value-type="float">
            <text:p>0,794</text:p>
          </table:table-cell>
        </table:table-row>
        <table:table-row table:style-name="ro1">
          <table:table-cell table:formula="of:=EOMONTH([.A11];3)" office:value-type="date" office:date-value="2005-09-30" calcext:value-type="date">
            <text:p>30.09.2005</text:p>
          </table:table-cell>
          <table:table-cell office:value-type="float" office:value="89.5496243605732" calcext:value-type="float">
            <text:p>89,5</text:p>
          </table:table-cell>
          <table:table-cell office:value-type="float" office:value="848.834615384615" calcext:value-type="float">
            <text:p>848,8</text:p>
          </table:table-cell>
          <table:table-cell office:value-type="float" office:value="849.394615384615" calcext:value-type="float">
            <text:p>849,4</text:p>
          </table:table-cell>
          <table:table-cell office:value-type="float" office:value="871.431538461538" calcext:value-type="float">
            <text:p>871,4</text:p>
          </table:table-cell>
          <table:table-cell office:value-type="float" office:value="86070" calcext:value-type="float">
            <text:p>86070</text:p>
          </table:table-cell>
          <table:table-cell office:value-type="float" office:value="245.42" calcext:value-type="float">
            <text:p>245,42</text:p>
          </table:table-cell>
          <table:table-cell office:value-type="float" office:value="4549.4651" calcext:value-type="float">
            <text:p>4549,5</text:p>
          </table:table-cell>
          <table:table-cell office:value-type="float" office:value="61.4705533596838" calcext:value-type="float">
            <text:p>61,5</text:p>
          </table:table-cell>
          <table:table-cell office:value-type="float" office:value="0.819736340415964" calcext:value-type="float">
            <text:p>0,820</text:p>
          </table:table-cell>
        </table:table-row>
        <table:table-row table:style-name="ro1">
          <table:table-cell table:formula="of:=EOMONTH([.A12];3)" office:value-type="date" office:date-value="2005-12-31" calcext:value-type="date">
            <text:p>31.12.2005</text:p>
          </table:table-cell>
          <table:table-cell office:value-type="float" office:value="93.6794862429655" calcext:value-type="float">
            <text:p>93,7</text:p>
          </table:table-cell>
          <table:table-cell office:value-type="float" office:value="857.49" calcext:value-type="float">
            <text:p>857,5</text:p>
          </table:table-cell>
          <table:table-cell office:value-type="float" office:value="860.415454545454" calcext:value-type="float">
            <text:p>860,4</text:p>
          </table:table-cell>
          <table:table-cell office:value-type="float" office:value="887.074545454546" calcext:value-type="float">
            <text:p>887,1</text:p>
          </table:table-cell>
          <table:table-cell office:value-type="float" office:value="86201" calcext:value-type="float">
            <text:p>86201</text:p>
          </table:table-cell>
          <table:table-cell office:value-type="float" office:value="245.42" calcext:value-type="float">
            <text:p>245,42</text:p>
          </table:table-cell>
          <table:table-cell office:value-type="float" office:value="4812.8499" calcext:value-type="float">
            <text:p>4812,8</text:p>
          </table:table-cell>
          <table:table-cell office:value-type="float" office:value="56.8787012987013" calcext:value-type="float">
            <text:p>56,9</text:p>
          </table:table-cell>
          <table:table-cell office:value-type="float" office:value="0.84074808980505" calcext:value-type="float">
            <text:p>0,841</text:p>
          </table:table-cell>
        </table:table-row>
        <table:table-row table:style-name="ro1">
          <table:table-cell table:formula="of:=EOMONTH([.A13];3)" office:value-type="date" office:date-value="2006-03-31" calcext:value-type="date">
            <text:p>31.03.2006</text:p>
          </table:table-cell>
          <table:table-cell office:value-type="float" office:value="90.4374105933171" calcext:value-type="float">
            <text:p>90,4</text:p>
          </table:table-cell>
          <table:table-cell office:value-type="float" office:value="870.635833333333" calcext:value-type="float">
            <text:p>870,6</text:p>
          </table:table-cell>
          <table:table-cell office:value-type="float" office:value="847.041666666667" calcext:value-type="float">
            <text:p>847,0</text:p>
          </table:table-cell>
          <table:table-cell office:value-type="float" office:value="888.0875" calcext:value-type="float">
            <text:p>888,1</text:p>
          </table:table-cell>
          <table:table-cell office:value-type="float" office:value="87598" calcext:value-type="float">
            <text:p>87598</text:p>
          </table:table-cell>
          <table:table-cell office:value-type="float" office:value="245.42" calcext:value-type="float">
            <text:p>245,42</text:p>
          </table:table-cell>
          <table:table-cell office:value-type="float" office:value="4465.0413" calcext:value-type="float">
            <text:p>4465,0</text:p>
          </table:table-cell>
          <table:table-cell office:value-type="float" office:value="61.7533402346445" calcext:value-type="float">
            <text:p>61,8</text:p>
          </table:table-cell>
          <table:table-cell office:value-type="float" office:value="0.831102022171911" calcext:value-type="float">
            <text:p>0,831</text:p>
          </table:table-cell>
        </table:table-row>
        <table:table-row table:style-name="ro1">
          <table:table-cell table:formula="of:=EOMONTH([.A14];3)" office:value-type="date" office:date-value="2006-06-30" calcext:value-type="date">
            <text:p>30.06.2006</text:p>
          </table:table-cell>
          <table:table-cell office:value-type="float" office:value="103.212800934005" calcext:value-type="float">
            <text:p>103,2</text:p>
          </table:table-cell>
          <table:table-cell office:value-type="float" office:value="887.4275" calcext:value-type="float">
            <text:p>887,4</text:p>
          </table:table-cell>
          <table:table-cell office:value-type="float" office:value="909.07" calcext:value-type="float">
            <text:p>909,1</text:p>
          </table:table-cell>
          <table:table-cell office:value-type="float" office:value="909.6475" calcext:value-type="float">
            <text:p>909,6</text:p>
          </table:table-cell>
          <table:table-cell office:value-type="float" office:value="89340" calcext:value-type="float">
            <text:p>89340</text:p>
          </table:table-cell>
          <table:table-cell office:value-type="float" office:value="245.42" calcext:value-type="float">
            <text:p>245,42</text:p>
          </table:table-cell>
          <table:table-cell office:value-type="float" office:value="4934.5749" calcext:value-type="float">
            <text:p>4934,6</text:p>
          </table:table-cell>
          <table:table-cell office:value-type="float" office:value="69.530955204216" calcext:value-type="float">
            <text:p>69,5</text:p>
          </table:table-cell>
          <table:table-cell office:value-type="float" office:value="0.795616935500227" calcext:value-type="float">
            <text:p>0,796</text:p>
          </table:table-cell>
        </table:table-row>
        <table:table-row table:style-name="ro1">
          <table:table-cell table:formula="of:=EOMONTH([.A15];3)" office:value-type="date" office:date-value="2006-09-30" calcext:value-type="date">
            <text:p>30.09.2006</text:p>
          </table:table-cell>
          <table:table-cell office:value-type="float" office:value="114.466268115148" calcext:value-type="float">
            <text:p>114,5</text:p>
          </table:table-cell>
          <table:table-cell office:value-type="float" office:value="888.191538461538" calcext:value-type="float">
            <text:p>888,2</text:p>
          </table:table-cell>
          <table:table-cell office:value-type="float" office:value="894.375833333333" calcext:value-type="float">
            <text:p>894,4</text:p>
          </table:table-cell>
          <table:table-cell office:value-type="float" office:value="908.316923076923" calcext:value-type="float">
            <text:p>908,3</text:p>
          </table:table-cell>
          <table:table-cell office:value-type="float" office:value="91233" calcext:value-type="float">
            <text:p>91233</text:p>
          </table:table-cell>
          <table:table-cell office:value-type="float" office:value="245.42" calcext:value-type="float">
            <text:p>245,42</text:p>
          </table:table-cell>
          <table:table-cell office:value-type="float" office:value="4992.5975" calcext:value-type="float">
            <text:p>4992,6</text:p>
          </table:table-cell>
          <table:table-cell office:value-type="float" office:value="69.6210973084886" calcext:value-type="float">
            <text:p>69,6</text:p>
          </table:table-cell>
          <table:table-cell office:value-type="float" office:value="0.784574483869496" calcext:value-type="float">
            <text:p>0,785</text:p>
          </table:table-cell>
        </table:table-row>
        <table:table-row table:style-name="ro1">
          <table:table-cell table:formula="of:=EOMONTH([.A16];3)" office:value-type="date" office:date-value="2006-12-31" calcext:value-type="date">
            <text:p>31.12.2006</text:p>
          </table:table-cell>
          <table:table-cell office:value-type="float" office:value="114.092123280374" calcext:value-type="float">
            <text:p>114,1</text:p>
          </table:table-cell>
          <table:table-cell office:value-type="float" office:value="835.325833333333" calcext:value-type="float">
            <text:p>835,3</text:p>
          </table:table-cell>
          <table:table-cell office:value-type="float" office:value="838.271666666667" calcext:value-type="float">
            <text:p>838,3</text:p>
          </table:table-cell>
          <table:table-cell office:value-type="float" office:value="845.5875" calcext:value-type="float">
            <text:p>845,6</text:p>
          </table:table-cell>
          <table:table-cell office:value-type="float" office:value="92860" calcext:value-type="float">
            <text:p>92860</text:p>
          </table:table-cell>
          <table:table-cell office:value-type="float" office:value="245.42" calcext:value-type="float">
            <text:p>245,42</text:p>
          </table:table-cell>
          <table:table-cell office:value-type="float" office:value="5275.9249" calcext:value-type="float">
            <text:p>5275,9</text:p>
          </table:table-cell>
          <table:table-cell office:value-type="float" office:value="59.6805502392344" calcext:value-type="float">
            <text:p>59,7</text:p>
          </table:table-cell>
          <table:table-cell office:value-type="float" office:value="0.775191739529106" calcext:value-type="float">
            <text:p>0,775</text:p>
          </table:table-cell>
        </table:table-row>
        <table:table-row table:style-name="ro1">
          <table:table-cell table:formula="of:=EOMONTH([.A17];3)" office:value-type="date" office:date-value="2007-03-31" calcext:value-type="date">
            <text:p>31.03.2007</text:p>
          </table:table-cell>
          <table:table-cell office:value-type="float" office:value="111.029504966629" calcext:value-type="float">
            <text:p>111,0</text:p>
          </table:table-cell>
          <table:table-cell office:value-type="float" office:value="826.0925" calcext:value-type="float">
            <text:p>826,1</text:p>
          </table:table-cell>
          <table:table-cell office:value-type="float" office:value="847.4525" calcext:value-type="float">
            <text:p>847,5</text:p>
          </table:table-cell>
          <table:table-cell office:value-type="float" office:value="828.091666666667" calcext:value-type="float">
            <text:p>828,1</text:p>
          </table:table-cell>
          <table:table-cell office:value-type="float" office:value="89633" calcext:value-type="float">
            <text:p>89633</text:p>
          </table:table-cell>
          <table:table-cell office:value-type="float" office:value="245.42" calcext:value-type="float">
            <text:p>245,42</text:p>
          </table:table-cell>
          <table:table-cell office:value-type="float" office:value="4889.3181" calcext:value-type="float">
            <text:p>4889,3</text:p>
          </table:table-cell>
          <table:table-cell office:value-type="float" office:value="57.7625575301891" calcext:value-type="float">
            <text:p>57,8</text:p>
          </table:table-cell>
          <table:table-cell office:value-type="float" office:value="0.763215050203379" calcext:value-type="float">
            <text:p>0,763</text:p>
          </table:table-cell>
        </table:table-row>
        <table:table-row table:style-name="ro1">
          <table:table-cell table:formula="of:=EOMONTH([.A18];3)" office:value-type="date" office:date-value="2007-06-30" calcext:value-type="date">
            <text:p>30.06.2007</text:p>
          </table:table-cell>
          <table:table-cell office:value-type="float" office:value="130.155136731422" calcext:value-type="float">
            <text:p>130,2</text:p>
          </table:table-cell>
          <table:table-cell office:value-type="float" office:value="827.826666666667" calcext:value-type="float">
            <text:p>827,8</text:p>
          </table:table-cell>
          <table:table-cell office:value-type="float" office:value="876.904166666667" calcext:value-type="float">
            <text:p>876,9</text:p>
          </table:table-cell>
          <table:table-cell office:value-type="float" office:value="866.9" calcext:value-type="float">
            <text:p>866,9</text:p>
          </table:table-cell>
          <table:table-cell office:value-type="float" office:value="86080" calcext:value-type="float">
            <text:p>86080</text:p>
          </table:table-cell>
          <table:table-cell office:value-type="float" office:value="245.42" calcext:value-type="float">
            <text:p>245,42</text:p>
          </table:table-cell>
          <table:table-cell office:value-type="float" office:value="5393.0338" calcext:value-type="float">
            <text:p>5393,0</text:p>
          </table:table-cell>
          <table:table-cell office:value-type="float" office:value="68.5812588288904" calcext:value-type="float">
            <text:p>68,6</text:p>
          </table:table-cell>
          <table:table-cell office:value-type="float" office:value="0.741933193455317" calcext:value-type="float">
            <text:p>0,742</text:p>
          </table:table-cell>
        </table:table-row>
        <table:table-row table:style-name="ro1">
          <table:table-cell table:formula="of:=EOMONTH([.A19];3)" office:value-type="date" office:date-value="2007-09-30" calcext:value-type="date">
            <text:p>30.09.2007</text:p>
          </table:table-cell>
          <table:table-cell office:value-type="float" office:value="125.310643398275" calcext:value-type="float">
            <text:p>125,3</text:p>
          </table:table-cell>
          <table:table-cell office:value-type="float" office:value="862.376923076923" calcext:value-type="float">
            <text:p>862,4</text:p>
          </table:table-cell>
          <table:table-cell office:value-type="float" office:value="892.853846153846" calcext:value-type="float">
            <text:p>892,9</text:p>
          </table:table-cell>
          <table:table-cell office:value-type="float" office:value="882.073076923077" calcext:value-type="float">
            <text:p>882,1</text:p>
          </table:table-cell>
          <table:table-cell office:value-type="float" office:value="83182" calcext:value-type="float">
            <text:p>83182</text:p>
          </table:table-cell>
          <table:table-cell office:value-type="float" office:value="245.42" calcext:value-type="float">
            <text:p>245,42</text:p>
          </table:table-cell>
          <table:table-cell office:value-type="float" office:value="5326.9697" calcext:value-type="float">
            <text:p>5327,0</text:p>
          </table:table-cell>
          <table:table-cell office:value-type="float" office:value="74.9546758199847" calcext:value-type="float">
            <text:p>75,0</text:p>
          </table:table-cell>
          <table:table-cell office:value-type="float" office:value="0.727354638981013" calcext:value-type="float">
            <text:p>0,727</text:p>
          </table:table-cell>
        </table:table-row>
        <table:table-row table:style-name="ro1">
          <table:table-cell table:formula="of:=EOMONTH([.A20];3)" office:value-type="date" office:date-value="2007-12-31" calcext:value-type="date">
            <text:p>31.12.2007</text:p>
          </table:table-cell>
          <table:table-cell office:value-type="float" office:value="124.495512789868" calcext:value-type="float">
            <text:p>124,5</text:p>
          </table:table-cell>
          <table:table-cell office:value-type="float" office:value="947.118333333333" calcext:value-type="float">
            <text:p>947,1</text:p>
          </table:table-cell>
          <table:table-cell office:value-type="float" office:value="978.369166666667" calcext:value-type="float">
            <text:p>978,4</text:p>
          </table:table-cell>
          <table:table-cell office:value-type="float" office:value="933.4975" calcext:value-type="float">
            <text:p>933,5</text:p>
          </table:table-cell>
          <table:table-cell office:value-type="float" office:value="80280" calcext:value-type="float">
            <text:p>80280</text:p>
          </table:table-cell>
          <table:table-cell office:value-type="float" office:value="245.42" calcext:value-type="float">
            <text:p>245,42</text:p>
          </table:table-cell>
          <table:table-cell office:value-type="float" office:value="5548.3995" calcext:value-type="float">
            <text:p>5548,4</text:p>
          </table:table-cell>
          <table:table-cell office:value-type="float" office:value="88.5603759398496" calcext:value-type="float">
            <text:p>88,6</text:p>
          </table:table-cell>
          <table:table-cell office:value-type="float" office:value="0.690292333851357" calcext:value-type="float">
            <text:p>0,690</text:p>
          </table:table-cell>
        </table:table-row>
        <table:table-row table:style-name="ro1">
          <table:table-cell table:formula="of:=EOMONTH([.A21];3)" office:value-type="date" office:date-value="2008-03-31" calcext:value-type="date">
            <text:p>31.03.2008</text:p>
          </table:table-cell>
          <table:table-cell office:value-type="float" office:value="129.058328031141" calcext:value-type="float">
            <text:p>129,1</text:p>
          </table:table-cell>
          <table:table-cell office:value-type="float" office:value="1107.03333333333" calcext:value-type="float">
            <text:p>1107,0</text:p>
          </table:table-cell>
          <table:table-cell office:value-type="float" office:value="1055.53166666667" calcext:value-type="float">
            <text:p>1055,5</text:p>
          </table:table-cell>
          <table:table-cell office:value-type="float" office:value="1050.71333333333" calcext:value-type="float">
            <text:p>1050,7</text:p>
          </table:table-cell>
          <table:table-cell office:value-type="float" office:value="81236" calcext:value-type="float">
            <text:p>81236</text:p>
          </table:table-cell>
          <table:table-cell office:value-type="float" office:value="330.1" calcext:value-type="float">
            <text:p>330,1</text:p>
          </table:table-cell>
          <table:table-cell office:value-type="float" office:value="4667.1144" calcext:value-type="float">
            <text:p>4667,1</text:p>
          </table:table-cell>
          <table:table-cell office:value-type="float" office:value="96.9333650793651" calcext:value-type="float">
            <text:p>96,9</text:p>
          </table:table-cell>
          <table:table-cell office:value-type="float" office:value="0.667355820897777" calcext:value-type="float">
            <text:p>0,667</text:p>
          </table:table-cell>
        </table:table-row>
        <table:table-row table:style-name="ro1">
          <table:table-cell table:formula="of:=EOMONTH([.A22];3)" office:value-type="date" office:date-value="2008-06-30" calcext:value-type="date">
            <text:p>30.06.2008</text:p>
          </table:table-cell>
          <table:table-cell office:value-type="float" office:value="110.682107592056" calcext:value-type="float">
            <text:p>110,7</text:p>
          </table:table-cell>
          <table:table-cell office:value-type="float" office:value="1218.04916666667" calcext:value-type="float">
            <text:p>1218,0</text:p>
          </table:table-cell>
          <table:table-cell office:value-type="float" office:value="1167.79083333333" calcext:value-type="float">
            <text:p>1167,8</text:p>
          </table:table-cell>
          <table:table-cell office:value-type="float" office:value="1183.2575" calcext:value-type="float">
            <text:p>1183,3</text:p>
          </table:table-cell>
          <table:table-cell office:value-type="float" office:value="82098" calcext:value-type="float">
            <text:p>82098</text:p>
          </table:table-cell>
          <table:table-cell office:value-type="float" office:value="330.1" calcext:value-type="float">
            <text:p>330,1</text:p>
          </table:table-cell>
          <table:table-cell office:value-type="float" office:value="5297.8818" calcext:value-type="float">
            <text:p>5297,9</text:p>
          </table:table-cell>
          <table:table-cell office:value-type="float" office:value="121.396962481962" calcext:value-type="float">
            <text:p>121,4</text:p>
          </table:table-cell>
          <table:table-cell office:value-type="float" office:value="0.640032020444864" calcext:value-type="float">
            <text:p>0,640</text:p>
          </table:table-cell>
        </table:table-row>
        <table:table-row table:style-name="ro1">
          <table:table-cell table:formula="of:=EOMONTH([.A23];3)" office:value-type="date" office:date-value="2008-09-30" calcext:value-type="date">
            <text:p>30.09.2008</text:p>
          </table:table-cell>
          <table:table-cell office:value-type="float" office:value="129.542963132783" calcext:value-type="float">
            <text:p>129,5</text:p>
          </table:table-cell>
          <table:table-cell office:value-type="float" office:value="1237.15692307692" calcext:value-type="float">
            <text:p>1237,2</text:p>
          </table:table-cell>
          <table:table-cell office:value-type="float" office:value="1171.10076923077" calcext:value-type="float">
            <text:p>1171,1</text:p>
          </table:table-cell>
          <table:table-cell office:value-type="float" office:value="1180.48307692308" calcext:value-type="float">
            <text:p>1180,5</text:p>
          </table:table-cell>
          <table:table-cell office:value-type="float" office:value="82838" calcext:value-type="float">
            <text:p>82838</text:p>
          </table:table-cell>
          <table:table-cell office:value-type="float" office:value="330.1" calcext:value-type="float">
            <text:p>330,1</text:p>
          </table:table-cell>
          <table:table-cell office:value-type="float" office:value="5213.5523" calcext:value-type="float">
            <text:p>5213,6</text:p>
          </table:table-cell>
          <table:table-cell office:value-type="float" office:value="114.3986002886" calcext:value-type="float">
            <text:p>114,4</text:p>
          </table:table-cell>
          <table:table-cell office:value-type="float" office:value="0.665929912460238" calcext:value-type="float">
            <text:p>0,666</text:p>
          </table:table-cell>
        </table:table-row>
        <table:table-row table:style-name="ro1">
          <table:table-cell table:formula="of:=EOMONTH([.A24];3)" office:value-type="date" office:date-value="2008-12-31" calcext:value-type="date">
            <text:p>31.12.2008</text:p>
          </table:table-cell>
          <table:table-cell office:value-type="float" office:value="105.413101503325" calcext:value-type="float">
            <text:p>105,4</text:p>
          </table:table-cell>
          <table:table-cell office:value-type="float" office:value="1020.22818181818" calcext:value-type="float">
            <text:p>1020,2</text:p>
          </table:table-cell>
          <table:table-cell office:value-type="float" office:value="991.039090909091" calcext:value-type="float">
            <text:p>991,0</text:p>
          </table:table-cell>
          <table:table-cell office:value-type="float" office:value="965.35" calcext:value-type="float">
            <text:p>965,4</text:p>
          </table:table-cell>
          <table:table-cell office:value-type="float" office:value="83350" calcext:value-type="float">
            <text:p>83350</text:p>
          </table:table-cell>
          <table:table-cell office:value-type="float" office:value="330.1" calcext:value-type="float">
            <text:p>330,1</text:p>
          </table:table-cell>
          <table:table-cell office:value-type="float" office:value="4902.4683" calcext:value-type="float">
            <text:p>4902,5</text:p>
          </table:table-cell>
          <table:table-cell office:value-type="float" office:value="54.6604202205117" calcext:value-type="float">
            <text:p>54,7</text:p>
          </table:table-cell>
          <table:table-cell office:value-type="float" office:value="0.76101664439699" calcext:value-type="float">
            <text:p>0,761</text:p>
          </table:table-cell>
        </table:table-row>
        <table:table-row table:style-name="ro1">
          <table:table-cell table:formula="of:=EOMONTH([.A25];3)" office:value-type="date" office:date-value="2009-03-31" calcext:value-type="date">
            <text:p>31.03.2009</text:p>
          </table:table-cell>
          <table:table-cell office:value-type="float" office:value="93.6404578661858" calcext:value-type="float">
            <text:p>93,6</text:p>
          </table:table-cell>
          <table:table-cell office:value-type="float" office:value="846.391538461539" calcext:value-type="float">
            <text:p>846,4</text:p>
          </table:table-cell>
          <table:table-cell office:value-type="float" office:value="874.676153846154" calcext:value-type="float">
            <text:p>874,7</text:p>
          </table:table-cell>
          <table:table-cell office:value-type="float" office:value="885.888461538461" calcext:value-type="float">
            <text:p>885,9</text:p>
          </table:table-cell>
          <table:table-cell office:value-type="float" office:value="82741" calcext:value-type="float">
            <text:p>82741</text:p>
          </table:table-cell>
          <table:table-cell office:value-type="float" office:value="330.1" calcext:value-type="float">
            <text:p>330,1</text:p>
          </table:table-cell>
          <table:table-cell office:value-type="float" office:value="4111.958" calcext:value-type="float">
            <text:p>4112,0</text:p>
          </table:table-cell>
          <table:table-cell office:value-type="float" office:value="44.4347065390749" calcext:value-type="float">
            <text:p>44,4</text:p>
          </table:table-cell>
          <table:table-cell office:value-type="float" office:value="0.76766844087707" calcext:value-type="float">
            <text:p>0,768</text:p>
          </table:table-cell>
        </table:table-row>
        <table:table-row table:style-name="ro1">
          <table:table-cell table:formula="of:=EOMONTH([.A26];3)" office:value-type="date" office:date-value="2009-06-30" calcext:value-type="date">
            <text:p>30.06.2009</text:p>
          </table:table-cell>
          <table:table-cell office:value-type="float" office:value="112.258194932438" calcext:value-type="float">
            <text:p>112,3</text:p>
          </table:table-cell>
          <table:table-cell office:value-type="float" office:value="861.8925" calcext:value-type="float">
            <text:p>861,9</text:p>
          </table:table-cell>
          <table:table-cell office:value-type="float" office:value="902.024166666667" calcext:value-type="float">
            <text:p>902,0</text:p>
          </table:table-cell>
          <table:table-cell office:value-type="float" office:value="894.3275" calcext:value-type="float">
            <text:p>894,3</text:p>
          </table:table-cell>
          <table:table-cell office:value-type="float" office:value="82200" calcext:value-type="float">
            <text:p>82200</text:p>
          </table:table-cell>
          <table:table-cell office:value-type="float" office:value="330.1" calcext:value-type="float">
            <text:p>330,1</text:p>
          </table:table-cell>
          <table:table-cell office:value-type="float" office:value="4378.5453" calcext:value-type="float">
            <text:p>4378,5</text:p>
          </table:table-cell>
          <table:table-cell office:value-type="float" office:value="58.6979834054834" calcext:value-type="float">
            <text:p>58,7</text:p>
          </table:table-cell>
          <table:table-cell office:value-type="float" office:value="0.73494769432269" calcext:value-type="float">
            <text:p>0,735</text:p>
          </table:table-cell>
        </table:table-row>
        <table:table-row table:style-name="ro1">
          <table:table-cell table:formula="of:=EOMONTH([.A27];3)" office:value-type="date" office:date-value="2009-09-30" calcext:value-type="date">
            <text:p>30.09.2009</text:p>
          </table:table-cell>
          <table:table-cell office:value-type="float" office:value="85.589257618497" calcext:value-type="float">
            <text:p>85,6</text:p>
          </table:table-cell>
          <table:table-cell office:value-type="float" office:value="946.383846153846" calcext:value-type="float">
            <text:p>946,4</text:p>
          </table:table-cell>
          <table:table-cell office:value-type="float" office:value="940.776923076923" calcext:value-type="float">
            <text:p>940,8</text:p>
          </table:table-cell>
          <table:table-cell office:value-type="float" office:value="890.306923076923" calcext:value-type="float">
            <text:p>890,3</text:p>
          </table:table-cell>
          <table:table-cell office:value-type="float" office:value="81698" calcext:value-type="float">
            <text:p>81698</text:p>
          </table:table-cell>
          <table:table-cell office:value-type="float" office:value="369.89" calcext:value-type="float">
            <text:p>369,89</text:p>
          </table:table-cell>
          <table:table-cell office:value-type="float" office:value="4213.8837" calcext:value-type="float">
            <text:p>4213,9</text:p>
          </table:table-cell>
          <table:table-cell office:value-type="float" office:value="68.1967388167388" calcext:value-type="float">
            <text:p>68,2</text:p>
          </table:table-cell>
          <table:table-cell office:value-type="float" office:value="0.699112057389141" calcext:value-type="float">
            <text:p>0,699</text:p>
          </table:table-cell>
        </table:table-row>
        <table:table-row table:style-name="ro1">
          <table:table-cell table:formula="of:=EOMONTH([.A28];3)" office:value-type="date" office:date-value="2009-12-31" calcext:value-type="date">
            <text:p>31.12.2009</text:p>
          </table:table-cell>
          <table:table-cell office:value-type="float" office:value="95.364508905792" calcext:value-type="float">
            <text:p>95,4</text:p>
          </table:table-cell>
          <table:table-cell office:value-type="float" office:value="981.1125" calcext:value-type="float">
            <text:p>981,1</text:p>
          </table:table-cell>
          <table:table-cell office:value-type="float" office:value="954.1125" calcext:value-type="float">
            <text:p>954,1</text:p>
          </table:table-cell>
          <table:table-cell office:value-type="float" office:value="886.5925" calcext:value-type="float">
            <text:p>886,6</text:p>
          </table:table-cell>
          <table:table-cell office:value-type="float" office:value="81111" calcext:value-type="float">
            <text:p>81111</text:p>
          </table:table-cell>
          <table:table-cell office:value-type="float" office:value="369.89" calcext:value-type="float">
            <text:p>369,89</text:p>
          </table:table-cell>
          <table:table-cell office:value-type="float" office:value="4478.1623" calcext:value-type="float">
            <text:p>4478,2</text:p>
          </table:table-cell>
          <table:table-cell office:value-type="float" office:value="74.629303030303" calcext:value-type="float">
            <text:p>74,6</text:p>
          </table:table-cell>
          <table:table-cell office:value-type="float" office:value="0.676366330981587" calcext:value-type="float">
            <text:p>0,676</text:p>
          </table:table-cell>
        </table:table-row>
        <table:table-row table:style-name="ro1">
          <table:table-cell table:formula="of:=EOMONTH([.A29];3)" office:value-type="date" office:date-value="2010-03-31" calcext:value-type="date">
            <text:p>31.03.2010</text:p>
          </table:table-cell>
          <table:table-cell office:value-type="float" office:value="106.122422437952" calcext:value-type="float">
            <text:p>106,1</text:p>
          </table:table-cell>
          <table:table-cell office:value-type="float" office:value="1071.36461538462" calcext:value-type="float">
            <text:p>1071,4</text:p>
          </table:table-cell>
          <table:table-cell office:value-type="float" office:value="1011.08923076923" calcext:value-type="float">
            <text:p>1011,1</text:p>
          </table:table-cell>
          <table:table-cell office:value-type="float" office:value="959.034615384615" calcext:value-type="float">
            <text:p>959,0</text:p>
          </table:table-cell>
          <table:table-cell office:value-type="float" office:value="81128" calcext:value-type="float">
            <text:p>81128</text:p>
          </table:table-cell>
          <table:table-cell office:value-type="float" office:value="392.93" calcext:value-type="float">
            <text:p>392,93</text:p>
          </table:table-cell>
          <table:table-cell office:value-type="float" office:value="4047.0548" calcext:value-type="float">
            <text:p>4047,1</text:p>
          </table:table-cell>
          <table:table-cell office:value-type="float" office:value="76.2489549961861" calcext:value-type="float">
            <text:p>76,2</text:p>
          </table:table-cell>
          <table:table-cell office:value-type="float" office:value="0.722215410444054" calcext:value-type="float">
            <text:p>0,722</text:p>
          </table:table-cell>
        </table:table-row>
        <table:table-row table:style-name="ro1">
          <table:table-cell table:formula="of:=EOMONTH([.A30];3)" office:value-type="date" office:date-value="2010-06-30" calcext:value-type="date">
            <text:p>30.06.2010</text:p>
          </table:table-cell>
          <table:table-cell office:value-type="float" office:value="96.60539540524" calcext:value-type="float">
            <text:p>96,6</text:p>
          </table:table-cell>
          <table:table-cell office:value-type="float" office:value="1112.86666666667" calcext:value-type="float">
            <text:p>1112,9</text:p>
          </table:table-cell>
          <table:table-cell office:value-type="float" office:value="1078.71083333333" calcext:value-type="float">
            <text:p>1078,7</text:p>
          </table:table-cell>
          <table:table-cell office:value-type="float" office:value="1030.11166666667" calcext:value-type="float">
            <text:p>1030,1</text:p>
          </table:table-cell>
          <table:table-cell office:value-type="float" office:value="81150" calcext:value-type="float">
            <text:p>81150</text:p>
          </table:table-cell>
          <table:table-cell office:value-type="float" office:value="392.93" calcext:value-type="float">
            <text:p>392,93</text:p>
          </table:table-cell>
          <table:table-cell office:value-type="float" office:value="4464.685" calcext:value-type="float">
            <text:p>4464,7</text:p>
          </table:table-cell>
          <table:table-cell office:value-type="float" office:value="78.5080093795093" calcext:value-type="float">
            <text:p>78,5</text:p>
          </table:table-cell>
          <table:table-cell office:value-type="float" office:value="0.786554521003253" calcext:value-type="float">
            <text:p>0,787</text:p>
          </table:table-cell>
        </table:table-row>
        <table:table-row table:style-name="ro1">
          <table:table-cell table:formula="of:=EOMONTH([.A31];3)" office:value-type="date" office:date-value="2010-09-30" calcext:value-type="date">
            <text:p>30.09.2010</text:p>
          </table:table-cell>
          <table:table-cell office:value-type="float" office:value="99.6506536409188" calcext:value-type="float">
            <text:p>99,7</text:p>
          </table:table-cell>
          <table:table-cell office:value-type="float" office:value="1098.48923076923" calcext:value-type="float">
            <text:p>1098,5</text:p>
          </table:table-cell>
          <table:table-cell office:value-type="float" office:value="1068.74307692308" calcext:value-type="float">
            <text:p>1068,7</text:p>
          </table:table-cell>
          <table:table-cell office:value-type="float" office:value="1029.46230769231" calcext:value-type="float">
            <text:p>1029,5</text:p>
          </table:table-cell>
          <table:table-cell office:value-type="float" office:value="81176" calcext:value-type="float">
            <text:p>81176</text:p>
          </table:table-cell>
          <table:table-cell office:value-type="float" office:value="392.93" calcext:value-type="float">
            <text:p>392,93</text:p>
          </table:table-cell>
          <table:table-cell office:value-type="float" office:value="4457.3372" calcext:value-type="float">
            <text:p>4457,3</text:p>
          </table:table-cell>
          <table:table-cell office:value-type="float" office:value="76.8200072150072" calcext:value-type="float">
            <text:p>76,8</text:p>
          </table:table-cell>
          <table:table-cell office:value-type="float" office:value="0.773962049465079" calcext:value-type="float">
            <text:p>0,774</text:p>
          </table:table-cell>
        </table:table-row>
        <table:table-row table:style-name="ro1">
          <table:table-cell table:formula="of:=EOMONTH([.A32];3)" office:value-type="date" office:date-value="2010-12-31" calcext:value-type="date">
            <text:p>31.12.2010</text:p>
          </table:table-cell>
          <table:table-cell office:value-type="float" office:value="104.580992735121" calcext:value-type="float">
            <text:p>104,6</text:p>
          </table:table-cell>
          <table:table-cell office:value-type="float" office:value="1140.97454545455" calcext:value-type="float">
            <text:p>1141,0</text:p>
          </table:table-cell>
          <table:table-cell office:value-type="float" office:value="1104.18545454545" calcext:value-type="float">
            <text:p>1104,2</text:p>
          </table:table-cell>
          <table:table-cell office:value-type="float" office:value="1057.93454545455" calcext:value-type="float">
            <text:p>1057,9</text:p>
          </table:table-cell>
          <table:table-cell office:value-type="float" office:value="81204" calcext:value-type="float">
            <text:p>81204</text:p>
          </table:table-cell>
          <table:table-cell office:value-type="float" office:value="392.93" calcext:value-type="float">
            <text:p>392,93</text:p>
          </table:table-cell>
          <table:table-cell office:value-type="float" office:value="4678.5872" calcext:value-type="float">
            <text:p>4678,6</text:p>
          </table:table-cell>
          <table:table-cell office:value-type="float" office:value="86.4621139971139" calcext:value-type="float">
            <text:p>86,5</text:p>
          </table:table-cell>
          <table:table-cell office:value-type="float" office:value="0.735842292539321" calcext:value-type="float">
            <text:p>0,736</text:p>
          </table:table-cell>
        </table:table-row>
        <table:table-row table:style-name="ro1">
          <table:table-cell table:formula="of:=EOMONTH([.A33];3)" office:value-type="date" office:date-value="2011-03-31" calcext:value-type="date">
            <text:p>31.03.2011</text:p>
          </table:table-cell>
          <table:table-cell office:value-type="float" office:value="100.015509393031" calcext:value-type="float">
            <text:p>100,0</text:p>
          </table:table-cell>
          <table:table-cell office:value-type="float" office:value="1258.38461538462" calcext:value-type="float">
            <text:p>1258,4</text:p>
          </table:table-cell>
          <table:table-cell office:value-type="float" office:value="1233.89923076923" calcext:value-type="float">
            <text:p>1233,9</text:p>
          </table:table-cell>
          <table:table-cell office:value-type="float" office:value="1191.76923076923" calcext:value-type="float">
            <text:p>1191,8</text:p>
          </table:table-cell>
          <table:table-cell office:value-type="float" office:value="81879" calcext:value-type="float">
            <text:p>81879</text:p>
          </table:table-cell>
          <table:table-cell office:value-type="float" office:value="392.93" calcext:value-type="float">
            <text:p>392,93</text:p>
          </table:table-cell>
          <table:table-cell office:value-type="float" office:value="4353.7909" calcext:value-type="float">
            <text:p>4353,8</text:p>
          </table:table-cell>
          <table:table-cell office:value-type="float" office:value="104.961098016781" calcext:value-type="float">
            <text:p>105,0</text:p>
          </table:table-cell>
          <table:table-cell office:value-type="float" office:value="0.731928201204706" calcext:value-type="float">
            <text:p>0,732</text:p>
          </table:table-cell>
        </table:table-row>
        <table:table-row table:style-name="ro1">
          <table:table-cell table:formula="of:=EOMONTH([.A34];3)" office:value-type="date" office:date-value="2011-06-30" calcext:value-type="date">
            <text:p>30.06.2011</text:p>
          </table:table-cell>
          <table:table-cell office:value-type="float" office:value="97.8823432555695" calcext:value-type="float">
            <text:p>97,9</text:p>
          </table:table-cell>
          <table:table-cell office:value-type="float" office:value="1234.41666666667" calcext:value-type="float">
            <text:p>1234,4</text:p>
          </table:table-cell>
          <table:table-cell office:value-type="float" office:value="1264.61666666667" calcext:value-type="float">
            <text:p>1264,6</text:p>
          </table:table-cell>
          <table:table-cell office:value-type="float" office:value="1242.935" calcext:value-type="float">
            <text:p>1242,9</text:p>
          </table:table-cell>
          <table:table-cell office:value-type="float" office:value="82671" calcext:value-type="float">
            <text:p>82671</text:p>
          </table:table-cell>
          <table:table-cell office:value-type="float" office:value="392.93" calcext:value-type="float">
            <text:p>392,93</text:p>
          </table:table-cell>
          <table:table-cell office:value-type="float" office:value="4820.4366" calcext:value-type="float">
            <text:p>4820,4</text:p>
          </table:table-cell>
          <table:table-cell office:value-type="float" office:value="117.360372775372" calcext:value-type="float">
            <text:p>117,4</text:p>
          </table:table-cell>
          <table:table-cell office:value-type="float" office:value="0.694926906466284" calcext:value-type="float">
            <text:p>0,695</text:p>
          </table:table-cell>
        </table:table-row>
        <table:table-row table:style-name="ro1">
          <table:table-cell table:formula="of:=EOMONTH([.A35];3)" office:value-type="date" office:date-value="2011-09-30" calcext:value-type="date">
            <text:p>30.09.2011</text:p>
          </table:table-cell>
          <table:table-cell office:value-type="float" office:value="115.538135443262" calcext:value-type="float">
            <text:p>115,5</text:p>
          </table:table-cell>
          <table:table-cell office:value-type="float" office:value="1246.33333333333" calcext:value-type="float">
            <text:p>1246,3</text:p>
          </table:table-cell>
          <table:table-cell office:value-type="float" office:value="1261.90916666667" calcext:value-type="float">
            <text:p>1261,9</text:p>
          </table:table-cell>
          <table:table-cell office:value-type="float" office:value="1238.11666666667" calcext:value-type="float">
            <text:p>1238,1</text:p>
          </table:table-cell>
          <table:table-cell office:value-type="float" office:value="83514" calcext:value-type="float">
            <text:p>83514</text:p>
          </table:table-cell>
          <table:table-cell office:value-type="float" office:value="392.93" calcext:value-type="float">
            <text:p>392,93</text:p>
          </table:table-cell>
          <table:table-cell office:value-type="float" office:value="4884.0344" calcext:value-type="float">
            <text:p>4884,0</text:p>
          </table:table-cell>
          <table:table-cell office:value-type="float" office:value="113.342284992785" calcext:value-type="float">
            <text:p>113,3</text:p>
          </table:table-cell>
          <table:table-cell office:value-type="float" office:value="0.708133585647527" calcext:value-type="float">
            <text:p>0,708</text:p>
          </table:table-cell>
        </table:table-row>
        <table:table-row table:style-name="ro1">
          <table:table-cell table:formula="of:=EOMONTH([.A36];3)" office:value-type="date" office:date-value="2011-12-31" calcext:value-type="date">
            <text:p>31.12.2011</text:p>
          </table:table-cell>
          <table:table-cell office:value-type="float" office:value="114.276981164299" calcext:value-type="float">
            <text:p>114,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324.70333333333" calcext:value-type="float">
            <text:p>1324,7</text:p>
          </table:table-cell>
          <table:table-cell office:value-type="float" office:value="1269.3475" calcext:value-type="float">
            <text:p>1269,3</text:p>
          </table:table-cell>
          <table:table-cell office:value-type="float" office:value="84337" calcext:value-type="float">
            <text:p>84337</text:p>
          </table:table-cell>
          <table:table-cell office:value-type="float" office:value="392.93" calcext:value-type="float">
            <text:p>392,93</text:p>
          </table:table-cell>
          <table:table-cell office:value-type="float" office:value="4902.6681" calcext:value-type="float">
            <text:p>4902,7</text:p>
          </table:table-cell>
          <table:table-cell office:value-type="float" office:value="109.396198412698" calcext:value-type="float">
            <text:p>109,4</text:p>
          </table:table-cell>
          <table:table-cell office:value-type="float" office:value="0.742199245670621" calcext:value-type="float">
            <text:p>0,742</text:p>
          </table:table-cell>
        </table:table-row>
        <table:table-row table:style-name="ro1">
          <table:table-cell table:formula="of:=EOMONTH([.A37];3)" office:value-type="date" office:date-value="2012-03-31" calcext:value-type="date">
            <text:p>31.03.2012</text:p>
          </table:table-cell>
          <table:table-cell office:value-type="float" office:value="134.182603839724" calcext:value-type="float">
            <text:p>134,2</text:p>
          </table:table-cell>
          <table:table-cell office:value-type="float" office:value="1398.33333333333" calcext:value-type="float">
            <text:p>1398,3</text:p>
          </table:table-cell>
          <table:table-cell office:value-type="float" office:value="1385.13083333333" calcext:value-type="float">
            <text:p>1385,1</text:p>
          </table:table-cell>
          <table:table-cell office:value-type="float" office:value="1332.66833333333" calcext:value-type="float">
            <text:p>1332,7</text:p>
          </table:table-cell>
          <table:table-cell office:value-type="float" office:value="85162" calcext:value-type="float">
            <text:p>85162</text:p>
          </table:table-cell>
          <table:table-cell office:value-type="float" office:value="392.93" calcext:value-type="float">
            <text:p>392,93</text:p>
          </table:table-cell>
          <table:table-cell office:value-type="float" office:value="4534.3283" calcext:value-type="float">
            <text:p>4534,3</text:p>
          </table:table-cell>
          <table:table-cell office:value-type="float" office:value="118.486151515151" calcext:value-type="float">
            <text:p>118,5</text:p>
          </table:table-cell>
          <table:table-cell office:value-type="float" office:value="0.762970584953776" calcext:value-type="float">
            <text:p>0,763</text:p>
          </table:table-cell>
        </table:table-row>
        <table:table-row table:style-name="ro1">
          <table:table-cell table:formula="of:=EOMONTH([.A38];3)" office:value-type="date" office:date-value="2012-06-30" calcext:value-type="date">
            <text:p>30.06.2012</text:p>
          </table:table-cell>
          <table:table-cell office:value-type="float" office:value="122.651289125663" calcext:value-type="float">
            <text:p>122,7</text:p>
          </table:table-cell>
          <table:table-cell office:value-type="float" office:value="1341.66666666667" calcext:value-type="float">
            <text:p>1341,7</text:p>
          </table:table-cell>
          <table:table-cell office:value-type="float" office:value="1355.02916666667" calcext:value-type="float">
            <text:p>1355,0</text:p>
          </table:table-cell>
          <table:table-cell office:value-type="float" office:value="1328.4425" calcext:value-type="float">
            <text:p>1328,4</text:p>
          </table:table-cell>
          <table:table-cell office:value-type="float" office:value="86158" calcext:value-type="float">
            <text:p>86158</text:p>
          </table:table-cell>
          <table:table-cell office:value-type="float" office:value="392.93" calcext:value-type="float">
            <text:p>392,93</text:p>
          </table:table-cell>
          <table:table-cell office:value-type="float" office:value="4972.1459" calcext:value-type="float">
            <text:p>4972,1</text:p>
          </table:table-cell>
          <table:table-cell office:value-type="float" office:value="108.415079365079" calcext:value-type="float">
            <text:p>108,4</text:p>
          </table:table-cell>
          <table:table-cell office:value-type="float" office:value="0.779893372558578" calcext:value-type="float">
            <text:p>0,780</text:p>
          </table:table-cell>
        </table:table-row>
        <table:table-row table:style-name="ro1">
          <table:table-cell table:formula="of:=EOMONTH([.A39];3)" office:value-type="date" office:date-value="2012-09-30" calcext:value-type="date">
            <text:p>30.09.2012</text:p>
          </table:table-cell>
          <table:table-cell office:value-type="float" office:value="143.394604478474" calcext:value-type="float">
            <text:p>143,4</text:p>
          </table:table-cell>
          <table:table-cell office:value-type="float" office:value="1357.38461538462" calcext:value-type="float">
            <text:p>1357,4</text:p>
          </table:table-cell>
          <table:table-cell office:value-type="float" office:value="1367.21461538462" calcext:value-type="float">
            <text:p>1367,2</text:p>
          </table:table-cell>
          <table:table-cell office:value-type="float" office:value="1335.61" calcext:value-type="float">
            <text:p>1335,6</text:p>
          </table:table-cell>
          <table:table-cell office:value-type="float" office:value="87061" calcext:value-type="float">
            <text:p>87061</text:p>
          </table:table-cell>
          <table:table-cell office:value-type="float" office:value="392.93" calcext:value-type="float">
            <text:p>392,93</text:p>
          </table:table-cell>
          <table:table-cell office:value-type="float" office:value="4990.9991" calcext:value-type="float">
            <text:p>4991,0</text:p>
          </table:table-cell>
          <table:table-cell office:value-type="float" office:value="109.612780865206" calcext:value-type="float">
            <text:p>109,6</text:p>
          </table:table-cell>
          <table:table-cell office:value-type="float" office:value="0.799461883593807" calcext:value-type="float">
            <text:p>0,799</text:p>
          </table:table-cell>
        </table:table-row>
        <table:table-row table:style-name="ro1">
          <table:table-cell table:formula="of:=EOMONTH([.A40];3)" office:value-type="date" office:date-value="2012-12-31" calcext:value-type="date">
            <text:p>31.12.2012</text:p>
          </table:table-cell>
          <table:table-cell office:value-type="float" office:value="143.54001993108" calcext:value-type="float">
            <text:p>143,5</text:p>
          </table:table-cell>
          <table:table-cell office:value-type="float" office:value="1389.91666666667" calcext:value-type="float">
            <text:p>1389,9</text:p>
          </table:table-cell>
          <table:table-cell office:value-type="float" office:value="1379.90916666667" calcext:value-type="float">
            <text:p>1379,9</text:p>
          </table:table-cell>
          <table:table-cell office:value-type="float" office:value="1327.095" calcext:value-type="float">
            <text:p>1327,1</text:p>
          </table:table-cell>
          <table:table-cell office:value-type="float" office:value="88045" calcext:value-type="float">
            <text:p>88045</text:p>
          </table:table-cell>
          <table:table-cell office:value-type="float" office:value="392.93" calcext:value-type="float">
            <text:p>392,93</text:p>
          </table:table-cell>
          <table:table-cell office:value-type="float" office:value="5053.1862" calcext:value-type="float">
            <text:p>5053,2</text:p>
          </table:table-cell>
          <table:table-cell office:value-type="float" office:value="110.087813664596" calcext:value-type="float">
            <text:p>110,1</text:p>
          </table:table-cell>
          <table:table-cell office:value-type="float" office:value="0.770890974963059" calcext:value-type="float">
            <text:p>0,771</text:p>
          </table:table-cell>
        </table:table-row>
        <table:table-row table:style-name="ro1">
          <table:table-cell table:formula="of:=EOMONTH([.A41];3)" office:value-type="date" office:date-value="2013-03-31" calcext:value-type="date">
            <text:p>31.03.2013</text:p>
          </table:table-cell>
          <table:table-cell office:value-type="float" office:value="124.026125057803" calcext:value-type="float">
            <text:p>124,0</text:p>
          </table:table-cell>
          <table:table-cell office:value-type="float" office:value="1367.84615384615" calcext:value-type="float">
            <text:p>1367,8</text:p>
          </table:table-cell>
          <table:table-cell office:value-type="float" office:value="1360.40461538462" calcext:value-type="float">
            <text:p>1360,4</text:p>
          </table:table-cell>
          <table:table-cell office:value-type="float" office:value="1343.93153846154" calcext:value-type="float">
            <text:p>1343,9</text:p>
          </table:table-cell>
          <table:table-cell office:value-type="float" office:value="89046" calcext:value-type="float">
            <text:p>89046</text:p>
          </table:table-cell>
          <table:table-cell office:value-type="float" office:value="392.93" calcext:value-type="float">
            <text:p>392,93</text:p>
          </table:table-cell>
          <table:table-cell office:value-type="float" office:value="4686.3405" calcext:value-type="float">
            <text:p>4686,3</text:p>
          </table:table-cell>
          <table:table-cell office:value-type="float" office:value="112.511744639376" calcext:value-type="float">
            <text:p>112,5</text:p>
          </table:table-cell>
          <table:table-cell office:value-type="float" office:value="0.757580700289791" calcext:value-type="float">
            <text:p>0,758</text:p>
          </table:table-cell>
        </table:table-row>
        <table:table-row table:style-name="ro1">
          <table:table-cell table:formula="of:=EOMONTH([.A42];3)" office:value-type="date" office:date-value="2013-06-30" calcext:value-type="date">
            <text:p>30.06.2013</text:p>
          </table:table-cell>
          <table:table-cell office:value-type="float" office:value="129.591880925075" calcext:value-type="float">
            <text:p>129,6</text:p>
          </table:table-cell>
          <table:table-cell office:value-type="float" office:value="1290.58333333333" calcext:value-type="float">
            <text:p>1290,6</text:p>
          </table:table-cell>
          <table:table-cell office:value-type="float" office:value="1281.23" calcext:value-type="float">
            <text:p>1281,2</text:p>
          </table:table-cell>
          <table:table-cell office:value-type="float" office:value="1300.14" calcext:value-type="float">
            <text:p>1300,1</text:p>
          </table:table-cell>
          <table:table-cell office:value-type="float" office:value="90114" calcext:value-type="float">
            <text:p>90114</text:p>
          </table:table-cell>
          <table:table-cell office:value-type="float" office:value="392.93" calcext:value-type="float">
            <text:p>392,93</text:p>
          </table:table-cell>
          <table:table-cell office:value-type="float" office:value="5040.3523" calcext:value-type="float">
            <text:p>5040,4</text:p>
          </table:table-cell>
          <table:table-cell office:value-type="float" office:value="102.6" calcext:value-type="float">
            <text:p>102,6</text:p>
          </table:table-cell>
          <table:table-cell office:value-type="float" office:value="0.766" calcext:value-type="float">
            <text:p>0,766</text:p>
          </table:table-cell>
        </table:table-row>
        <table:table-row table:style-name="ro1">
          <table:table-cell table:formula="of:=EOMONTH([.A43];3)" office:value-type="date" office:date-value="2013-09-30" calcext:value-type="date">
            <text:p>30.09.2013</text:p>
          </table:table-cell>
          <table:table-cell office:value-type="float" office:value="154.692542152395" calcext:value-type="float">
            <text:p>154,7</text:p>
          </table:table-cell>
          <table:table-cell office:value-type="float" office:value="1306.14285714286" calcext:value-type="float">
            <text:p>1306,1</text:p>
          </table:table-cell>
          <table:table-cell office:value-type="float" office:value="1308.19357142857" calcext:value-type="float">
            <text:p>1308,2</text:p>
          </table:table-cell>
          <table:table-cell office:value-type="float" office:value="1327.28928571429" calcext:value-type="float">
            <text:p>1327,3</text:p>
          </table:table-cell>
          <table:table-cell office:value-type="float" office:value="91138" calcext:value-type="float">
            <text:p>91138</text:p>
          </table:table-cell>
          <table:table-cell office:value-type="float" office:value="392.93" calcext:value-type="float">
            <text:p>392,93</text:p>
          </table:table-cell>
          <table:table-cell office:value-type="float" office:value="5022.7956" calcext:value-type="float">
            <text:p>5022,8</text:p>
          </table:table-cell>
          <table:table-cell office:value-type="float" office:value="110.2" calcext:value-type="float">
            <text:p>110,2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 table:formula="of:=EOMONTH([.A44];3)" office:value-type="date" office:date-value="2013-12-31" calcext:value-type="date">
            <text:p>31.12.2013</text:p>
          </table:table-cell>
          <table:table-cell office:value-type="float" office:value="145.305395347656" calcext:value-type="float">
            <text:p>145,3</text:p>
          </table:table-cell>
          <table:table-cell office:value-type="float" office:value="1317.27272727273" calcext:value-type="float">
            <text:p>1317,3</text:p>
          </table:table-cell>
          <table:table-cell office:value-type="float" office:value="1278.06545454545" calcext:value-type="float">
            <text:p>1278,1</text:p>
          </table:table-cell>
          <table:table-cell office:value-type="float" office:value="1317.85" calcext:value-type="float">
            <text:p>1317,9</text:p>
          </table:table-cell>
          <table:table-cell office:value-type="float" office:value="92182" calcext:value-type="float">
            <text:p>92182</text:p>
          </table:table-cell>
          <table:table-cell office:value-type="float" office:value="392.93" calcext:value-type="float">
            <text:p>392,93</text:p>
          </table:table-cell>
          <table:table-cell office:value-type="float" office:value="5064.3597" calcext:value-type="float">
            <text:p>5064,4</text:p>
          </table:table-cell>
          <table:table-cell office:value-type="float" office:value="109.2" calcext:value-type="float">
            <text:p>109,2</text:p>
          </table:table-cell>
          <table:table-cell office:value-type="float" office:value="0.735" calcext:value-type="float">
            <text:p>0,735</text:p>
          </table:table-cell>
        </table:table-row>
        <table:table-row table:style-name="ro1">
          <table:table-cell table:formula="of:=EOMONTH([.A45];3)" office:value-type="date" office:date-value="2014-03-31" calcext:value-type="date">
            <text:p>31.03.2014</text:p>
          </table:table-cell>
          <table:table-cell office:value-type="float" office:value="132.977349095899" calcext:value-type="float">
            <text:p>133,0</text:p>
          </table:table-cell>
          <table:table-cell office:value-type="float" office:value="1321.46153846154" calcext:value-type="float">
            <text:p>1321,5</text:p>
          </table:table-cell>
          <table:table-cell office:value-type="float" office:value="1292.82692307692" calcext:value-type="float">
            <text:p>1292,8</text:p>
          </table:table-cell>
          <table:table-cell office:value-type="float" office:value="1299.93461538462" calcext:value-type="float">
            <text:p>1299,9</text:p>
          </table:table-cell>
          <table:table-cell office:value-type="float" office:value="93331" calcext:value-type="float">
            <text:p>93331</text:p>
          </table:table-cell>
          <table:table-cell office:value-type="float" office:value="392.93" calcext:value-type="float">
            <text:p>392,93</text:p>
          </table:table-cell>
          <table:table-cell office:value-type="float" office:value="4695.6258" calcext:value-type="float">
            <text:p>4695,6</text:p>
          </table:table-cell>
          <table:table-cell office:value-type="float" office:value="108" calcext:value-type="float">
            <text:p>108,0</text:p>
          </table:table-cell>
          <table:table-cell office:value-type="float" office:value="0.73" calcext:value-type="float">
            <text:p>0,730</text:p>
          </table:table-cell>
        </table:table-row>
        <table:table-row table:style-name="ro1">
          <table:table-cell table:formula="of:=EOMONTH([.A46];3)" office:value-type="date" office:date-value="2014-06-30" calcext:value-type="date">
            <text:p>30.06.2014</text:p>
          </table:table-cell>
          <table:table-cell office:value-type="float" office:value="152.607600347814" calcext:value-type="float">
            <text:p>152,6</text:p>
          </table:table-cell>
          <table:table-cell office:value-type="float" office:value="1279.5" calcext:value-type="float">
            <text:p>1279,5</text:p>
          </table:table-cell>
          <table:table-cell office:value-type="float" office:value="1277.58333333333" calcext:value-type="float">
            <text:p>1277,6</text:p>
          </table:table-cell>
          <table:table-cell office:value-type="float" office:value="1292.85166666667" calcext:value-type="float">
            <text:p>1292,9</text:p>
          </table:table-cell>
          <table:table-cell office:value-type="float" office:value="94443" calcext:value-type="float">
            <text:p>94443</text:p>
          </table:table-cell>
          <table:table-cell office:value-type="float" office:value="392.93" calcext:value-type="float">
            <text:p>392,93</text:p>
          </table:table-cell>
          <table:table-cell office:value-type="float" office:value="5153.3219" calcext:value-type="float">
            <text:p>5153,3</text:p>
          </table:table-cell>
          <table:table-cell office:value-type="float" office:value="109.7" calcext:value-type="float">
            <text:p>109,7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table:formula="of:=EOMONTH([.A47];3)" office:value-type="date" office:date-value="2014-09-30" calcext:value-type="date">
            <text:p>30.09.2014</text:p>
          </table:table-cell>
          <table:table-cell office:value-type="float" office:value="164.49795357315" calcext:value-type="float">
            <text:p>164,5</text:p>
          </table:table-cell>
          <table:table-cell office:value-type="float" office:value="1258.42857142857" calcext:value-type="float">
            <text:p>1258,4</text:p>
          </table:table-cell>
          <table:table-cell office:value-type="float" office:value="1259.625" calcext:value-type="float">
            <text:p>1259,6</text:p>
          </table:table-cell>
          <table:table-cell office:value-type="float" office:value="1270.305" calcext:value-type="float">
            <text:p>1270,3</text:p>
          </table:table-cell>
          <table:table-cell office:value-type="float" office:value="95492" calcext:value-type="float">
            <text:p>95492</text:p>
          </table:table-cell>
          <table:table-cell office:value-type="float" office:value="392.93" calcext:value-type="float">
            <text:p>392,93</text:p>
          </table:table-cell>
          <table:table-cell office:value-type="float" office:value="5164.5686" calcext:value-type="float">
            <text:p>5164,6</text:p>
          </table:table-cell>
          <table:table-cell office:value-type="float" office:value="101.89984375" calcext:value-type="float">
            <text:p>101,9</text:p>
          </table:table-cell>
          <table:table-cell office:value-type="float" office:value="0.754754267984083" calcext:value-type="float">
            <text:p>0,755</text:p>
          </table:table-cell>
        </table:table-row>
        <table:table-row table:style-name="ro1">
          <table:table-cell table:formula="of:=EOMONTH([.A48];3)" office:value-type="date" office:date-value="2014-12-31" calcext:value-type="date">
            <text:p>31.12.2014</text:p>
          </table:table-cell>
          <table:table-cell office:value-type="float" office:value="156.046811141454" calcext:value-type="float">
            <text:p>156,0</text:p>
          </table:table-cell>
          <table:table-cell office:value-type="float" office:value="1212.6" calcext:value-type="float">
            <text:p>1212,6</text:p>
          </table:table-cell>
          <table:table-cell office:value-type="float" office:value="1196.875" calcext:value-type="float">
            <text:p>1196,9</text:p>
          </table:table-cell>
          <table:table-cell office:value-type="float" office:value="1202.827" calcext:value-type="float">
            <text:p>1202,8</text:p>
          </table:table-cell>
          <table:table-cell office:value-type="float" office:value="96622" calcext:value-type="float">
            <text:p>96622</text:p>
          </table:table-cell>
          <table:table-cell office:value-type="float" office:value="392.93" calcext:value-type="float">
            <text:p>392,93</text:p>
          </table:table-cell>
          <table:table-cell office:value-type="float" office:value="5392.2361" calcext:value-type="float">
            <text:p>5392,2</text:p>
          </table:table-cell>
          <table:table-cell office:value-type="float" office:value="76.42921875" calcext:value-type="float">
            <text:p>76,4</text:p>
          </table:table-cell>
          <table:table-cell office:value-type="float" office:value="0.800261583055058" calcext:value-type="float">
            <text:p>0,800</text:p>
          </table:table-cell>
        </table:table-row>
        <table:table-row table:style-name="ro1">
          <table:table-cell table:formula="of:=EOMONTH([.A49];3)" office:value-type="date" office:date-value="2015-03-31" calcext:value-type="date">
            <text:p>31.03.2015</text:p>
          </table:table-cell>
          <table:table-cell office:value-type="float" office:value="155.607835681546" calcext:value-type="float">
            <text:p>155,6</text:p>
          </table:table-cell>
          <table:table-cell office:value-type="float" office:value="1108.53846153846" calcext:value-type="float">
            <text:p>1108,5</text:p>
          </table:table-cell>
          <table:table-cell office:value-type="float" office:value="1073.65769230769" calcext:value-type="float">
            <text:p>1073,7</text:p>
          </table:table-cell>
          <table:table-cell office:value-type="float" office:value="1057.49307692308" calcext:value-type="float">
            <text:p>1057,5</text:p>
          </table:table-cell>
          <table:table-cell office:value-type="float" office:value="97889" calcext:value-type="float">
            <text:p>97889</text:p>
          </table:table-cell>
          <table:table-cell office:value-type="float" office:value="392.93" calcext:value-type="float">
            <text:p>392,93</text:p>
          </table:table-cell>
          <table:table-cell office:value-type="float" office:value="4741.9229" calcext:value-type="float">
            <text:p>4741,9</text:p>
          </table:table-cell>
          <table:table-cell office:value-type="float" office:value="54" calcext:value-type="float">
            <text:p>54,0</text:p>
          </table:table-cell>
          <table:table-cell office:value-type="float" office:value="0.889" calcext:value-type="float">
            <text:p>0,889</text:p>
          </table:table-cell>
        </table:table-row>
        <table:table-row table:style-name="ro1">
          <table:table-cell table:formula="of:=EOMONTH([.A50];3)" office:value-type="date" office:date-value="2015-06-30" calcext:value-type="date">
            <text:p>30.06.2015</text:p>
          </table:table-cell>
          <table:table-cell office:value-type="float" office:value="171.950199788173" calcext:value-type="float">
            <text:p>172,0</text:p>
          </table:table-cell>
          <table:table-cell office:value-type="float" office:value="1139.66666666667" calcext:value-type="float">
            <text:p>1139,7</text:p>
          </table:table-cell>
          <table:table-cell office:value-type="float" office:value="1120.06416666667" calcext:value-type="float">
            <text:p>1120,1</text:p>
          </table:table-cell>
          <table:table-cell office:value-type="float" office:value="1139.88833333333" calcext:value-type="float">
            <text:p>1139,9</text:p>
          </table:table-cell>
          <table:table-cell office:value-type="float" office:value="99188" calcext:value-type="float">
            <text:p>99188</text:p>
          </table:table-cell>
          <table:table-cell office:value-type="float" office:value="392.93" calcext:value-type="float">
            <text:p>392,93</text:p>
          </table:table-cell>
          <table:table-cell office:value-type="float" office:value="5319.834" calcext:value-type="float">
            <text:p>5319,8</text:p>
          </table:table-cell>
          <table:table-cell office:value-type="float" office:value="61.6" calcext:value-type="float">
            <text:p>61,6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table:formula="of:=EOMONTH([.A51];3)" office:value-type="date" office:date-value="2015-09-30" calcext:value-type="date">
            <text:p>30.09.2015</text:p>
          </table:table-cell>
          <table:table-cell office:value-type="float" office:value="185.391478520467" calcext:value-type="float">
            <text:p>185,4</text:p>
          </table:table-cell>
          <table:table-cell office:value-type="float" office:value="1035.84615384615" calcext:value-type="float">
            <text:p>1035,8</text:p>
          </table:table-cell>
          <table:table-cell office:value-type="float" office:value="1056.46846153846" calcext:value-type="float">
            <text:p>1056,5</text:p>
          </table:table-cell>
          <table:table-cell office:value-type="float" office:value="1091.32846153846" calcext:value-type="float">
            <text:p>1091,3</text:p>
          </table:table-cell>
          <table:table-cell office:value-type="float" office:value="100498" calcext:value-type="float">
            <text:p>100498</text:p>
          </table:table-cell>
          <table:table-cell office:value-type="float" office:value="392.93" calcext:value-type="float">
            <text:p>392,93</text:p>
          </table:table-cell>
          <table:table-cell office:value-type="float" office:value="5302.7842" calcext:value-type="float">
            <text:p>5302,8</text:p>
          </table:table-cell>
          <table:table-cell office:value-type="float" office:value="50.4" calcext:value-type="float">
            <text:p>50,4</text:p>
          </table:table-cell>
          <table:table-cell office:value-type="float" office:value="0.899" calcext:value-type="float">
            <text:p>0,899</text:p>
          </table:table-cell>
        </table:table-row>
        <table:table-row table:style-name="ro1">
          <table:table-cell table:formula="of:=EOMONTH([.A52];3)" office:value-type="date" office:date-value="2015-12-31" calcext:value-type="date">
            <text:p>31.12.2015</text:p>
          </table:table-cell>
          <table:table-cell office:value-type="float" office:value="186.655508500909" calcext:value-type="float">
            <text:p>186,7</text:p>
          </table:table-cell>
          <table:table-cell office:value-type="float" office:value="1041.72727272727" calcext:value-type="float">
            <text:p>1041,7</text:p>
          </table:table-cell>
          <table:table-cell office:value-type="float" office:value="996.099090909091" calcext:value-type="float">
            <text:p>996,1</text:p>
          </table:table-cell>
          <table:table-cell office:value-type="float" office:value="1003.52545454545" calcext:value-type="float">
            <text:p>1003,5</text:p>
          </table:table-cell>
          <table:table-cell office:value-type="float" office:value="101770" calcext:value-type="float">
            <text:p>101770</text:p>
          </table:table-cell>
          <table:table-cell office:value-type="float" office:value="392.93" calcext:value-type="float">
            <text:p>392,93</text:p>
          </table:table-cell>
          <table:table-cell office:value-type="float" office:value="5417.674" calcext:value-type="float">
            <text:p>5417,7</text:p>
          </table:table-cell>
          <table:table-cell office:value-type="float" office:value="43.5569230769231" calcext:value-type="float">
            <text:p>43,6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 table:formula="of:=EOMONTH([.A53];3)" office:value-type="date" office:date-value="2016-03-31" calcext:value-type="date">
            <text:p>31.03.2016</text:p>
          </table:table-cell>
          <table:table-cell office:value-type="float" office:value="178.730439944711" calcext:value-type="float">
            <text:p>178,7</text:p>
          </table:table-cell>
          <table:table-cell office:value-type="float" office:value="958.166666666667" calcext:value-type="float">
            <text:p>958,2</text:p>
          </table:table-cell>
          <table:table-cell office:value-type="float" office:value="896.92" calcext:value-type="float">
            <text:p>896,9</text:p>
          </table:table-cell>
          <table:table-cell office:value-type="float" office:value="884.371666666667" calcext:value-type="float">
            <text:p>884,4</text:p>
          </table:table-cell>
          <table:table-cell office:value-type="float" office:value="103287" calcext:value-type="float">
            <text:p>103287</text:p>
          </table:table-cell>
          <table:table-cell office:value-type="float" office:value="448" calcext:value-type="float">
            <text:p>448</text:p>
          </table:table-cell>
          <table:table-cell office:value-type="float" office:value="5032.99" calcext:value-type="float">
            <text:p>5033,0</text:p>
          </table:table-cell>
          <table:table-cell office:value-type="float" office:value="33.6968181818182" calcext:value-type="float">
            <text:p>33,7</text:p>
          </table:table-cell>
          <table:table-cell office:value-type="float" office:value="0.907648844280036" calcext:value-type="float">
            <text:p>0,908</text:p>
          </table:table-cell>
        </table:table-row>
        <table:table-row table:style-name="ro1">
          <table:table-cell table:formula="of:=EOMONTH([.A54];3)" office:value-type="date" office:date-value="2016-06-30" calcext:value-type="date">
            <text:p>30.06.2016</text:p>
          </table:table-cell>
          <table:table-cell office:value-type="float" office:value="172.60251065908" calcext:value-type="float">
            <text:p>172,6</text:p>
          </table:table-cell>
          <table:table-cell office:value-type="float" office:value="1028.46153846154" calcext:value-type="float">
            <text:p>1028,5</text:p>
          </table:table-cell>
          <table:table-cell office:value-type="float" office:value="934.707692307692" calcext:value-type="float">
            <text:p>934,7</text:p>
          </table:table-cell>
          <table:table-cell office:value-type="float" office:value="942.153076923077" calcext:value-type="float">
            <text:p>942,2</text:p>
          </table:table-cell>
          <table:table-cell office:value-type="float" office:value="105059" calcext:value-type="float">
            <text:p>105059</text:p>
          </table:table-cell>
          <table:table-cell office:value-type="float" office:value="448" calcext:value-type="float">
            <text:p>448</text:p>
          </table:table-cell>
          <table:table-cell office:value-type="float" office:value="5386.915" calcext:value-type="float">
            <text:p>5386,9</text:p>
          </table:table-cell>
          <table:table-cell office:value-type="float" office:value="45.5252380952381" calcext:value-type="float">
            <text:p>45,5</text:p>
          </table:table-cell>
          <table:table-cell office:value-type="float" office:value="0.885644638309327" calcext:value-type="float">
            <text:p>0,886</text:p>
          </table:table-cell>
        </table:table-row>
        <table:table-row table:style-name="ro1">
          <table:table-cell table:formula="of:=EOMONTH([.A55];3)" office:value-type="date" office:date-value="2016-09-30" calcext:value-type="date">
            <text:p>30.09.2016</text:p>
          </table:table-cell>
          <table:table-cell office:value-type="float" office:value="185.719421311964" calcext:value-type="float">
            <text:p>185,7</text:p>
          </table:table-cell>
          <table:table-cell office:value-type="float" office:value="1054.38461538462" calcext:value-type="float">
            <text:p>1054,4</text:p>
          </table:table-cell>
          <table:table-cell office:value-type="float" office:value="961.970833333333" calcext:value-type="float">
            <text:p>962,0</text:p>
          </table:table-cell>
          <table:table-cell office:value-type="float" office:value="966.602307692308" calcext:value-type="float">
            <text:p>966,6</text:p>
          </table:table-cell>
          <table:table-cell office:value-type="float" office:value="106701" calcext:value-type="float">
            <text:p>106701</text:p>
          </table:table-cell>
          <table:table-cell office:value-type="float" office:value="448" calcext:value-type="float">
            <text:p>448</text:p>
          </table:table-cell>
          <table:table-cell office:value-type="float" office:value="5403.82" calcext:value-type="float">
            <text:p>5403,8</text:p>
          </table:table-cell>
          <table:table-cell office:value-type="float" office:value="45.8010606060606" calcext:value-type="float">
            <text:p>45,8</text:p>
          </table:table-cell>
          <table:table-cell office:value-type="float" office:value="0.895610625275113" calcext:value-type="float">
            <text:p>0,896</text:p>
          </table:table-cell>
        </table:table-row>
        <table:table-row table:style-name="ro1">
          <table:table-cell table:formula="of:=EOMONTH([.A56];3)" office:value-type="date" office:date-value="2016-12-31" calcext:value-type="date">
            <text:p>31.12.2016</text:p>
          </table:table-cell>
          <table:table-cell office:value-type="float" office:value="183.3" calcext:value-type="float">
            <text:p>183,3</text:p>
          </table:table-cell>
          <table:table-cell office:value-type="float" office:value="1081.91666666667" calcext:value-type="float">
            <text:p>1081,9</text:p>
          </table:table-cell>
          <table:table-cell office:value-type="float" office:value="1008.66916666667" calcext:value-type="float">
            <text:p>1008,7</text:p>
          </table:table-cell>
          <table:table-cell office:value-type="float" office:value="994.1875" calcext:value-type="float">
            <text:p>994,2</text:p>
          </table:table-cell>
          <table:table-cell office:value-type="float" office:value="108217" calcext:value-type="float">
            <text:p>108217</text:p>
          </table:table-cell>
          <table:table-cell office:value-type="float" office:value="448" calcext:value-type="float">
            <text:p>448</text:p>
          </table:table-cell>
          <table:table-cell office:value-type="float" office:value="5620.989" calcext:value-type="float">
            <text:p>5621,0</text:p>
          </table:table-cell>
          <table:table-cell office:value-type="float" office:value="49.1121875" calcext:value-type="float">
            <text:p>49,1</text:p>
          </table:table-cell>
          <table:table-cell office:value-type="float" office:value="0.927317142703799" calcext:value-type="float">
            <text:p>0,927</text:p>
          </table:table-cell>
        </table:table-row>
        <table:table-row table:style-name="ro1">
          <table:table-cell table:formula="of:=EOMONTH([.A57];3)" office:value-type="date" office:date-value="2017-03-31" calcext:value-type="date">
            <text:p>31.03.2017</text:p>
          </table:table-cell>
          <table:table-cell office:value-type="float" office:value="168" calcext:value-type="float">
            <text:p>168,0</text:p>
          </table:table-cell>
          <table:table-cell office:value-type="float" office:value="1195.53846153846" calcext:value-type="float">
            <text:p>1195,5</text:p>
          </table:table-cell>
          <table:table-cell office:value-type="float" office:value="1091.14769230769" calcext:value-type="float">
            <text:p>1091,1</text:p>
          </table:table-cell>
          <table:table-cell office:value-type="float" office:value="1054.37615384615" calcext:value-type="float">
            <text:p>1054,4</text:p>
          </table:table-cell>
          <table:table-cell office:value-type="float" office:value="109896" calcext:value-type="float">
            <text:p>109896</text:p>
          </table:table-cell>
          <table:table-cell office:value-type="float" office:value="493" calcext:value-type="float">
            <text:p>493</text:p>
          </table:table-cell>
          <table:table-cell office:value-type="float" office:value="5262.893" calcext:value-type="float">
            <text:p>5262,9</text:p>
          </table:table-cell>
          <table:table-cell office:value-type="float" office:value="53.59453125" calcext:value-type="float">
            <text:p>53,6</text:p>
          </table:table-cell>
          <table:table-cell office:value-type="float" office:value="0.939233710699773" calcext:value-type="float">
            <text:p>0,939</text:p>
          </table:table-cell>
        </table:table-row>
        <table:table-row table:style-name="ro1">
          <table:table-cell table:formula="of:=EOMONTH([.A58];3)" office:value-type="date" office:date-value="2017-06-30" calcext:value-type="date">
            <text:p>30.06.2017</text:p>
          </table:table-cell>
          <table:table-cell office:value-type="float" office:value="167" calcext:value-type="float">
            <text:p>167,0</text:p>
          </table:table-cell>
          <table:table-cell office:value-type="float" office:value="1148" calcext:value-type="float">
            <text:p>1148,0</text:p>
          </table:table-cell>
          <table:table-cell office:value-type="float" office:value="1034.055" calcext:value-type="float">
            <text:p>1034,1</text:p>
          </table:table-cell>
          <table:table-cell office:value-type="float" office:value="1032.63166666667" calcext:value-type="float">
            <text:p>1032,6</text:p>
          </table:table-cell>
          <table:table-cell office:value-type="float" office:value="111583" calcext:value-type="float">
            <text:p>111583</text:p>
          </table:table-cell>
          <table:table-cell office:value-type="float" office:value="493" calcext:value-type="float">
            <text:p>493</text:p>
          </table:table-cell>
          <table:table-cell office:value-type="float" office:value="5741.907" calcext:value-type="float">
            <text:p>5741,9</text:p>
          </table:table-cell>
          <table:table-cell office:value-type="float" office:value="49.549375" calcext:value-type="float">
            <text:p>49,5</text:p>
          </table:table-cell>
          <table:table-cell office:value-type="float" office:value="0.907741611126063" calcext:value-type="float">
            <text:p>0,908</text:p>
          </table:table-cell>
        </table:table-row>
        <table:table-row table:style-name="ro1">
          <table:table-cell table:formula="of:=EOMONTH([.A59];3)" office:value-type="date" office:date-value="2017-09-30" calcext:value-type="date">
            <text:p>30.09.2017</text:p>
          </table:table-cell>
          <table:table-cell office:value-type="float" office:value="175" calcext:value-type="float">
            <text:p>175,0</text:p>
          </table:table-cell>
          <table:table-cell office:value-type="float" office:value="1141.61538461538" calcext:value-type="float">
            <text:p>1141,6</text:p>
          </table:table-cell>
          <table:table-cell office:value-type="float" office:value="985.727692307692" calcext:value-type="float">
            <text:p>985,7</text:p>
          </table:table-cell>
          <table:table-cell office:value-type="float" office:value="996.532307692308" calcext:value-type="float">
            <text:p>996,5</text:p>
          </table:table-cell>
          <table:table-cell office:value-type="float" office:value="113211" calcext:value-type="float">
            <text:p>113211</text:p>
          </table:table-cell>
          <table:table-cell office:value-type="float" office:value="493" calcext:value-type="float">
            <text:p>493</text:p>
          </table:table-cell>
          <table:table-cell office:value-type="float" office:value="5611.444" calcext:value-type="float">
            <text:p>5611,4</text:p>
          </table:table-cell>
          <table:table-cell office:value-type="float" office:value="52.0993846153846" calcext:value-type="float">
            <text:p>52,1</text:p>
          </table:table-cell>
          <table:table-cell office:value-type="float" office:value="0.851586634904452" calcext:value-type="float">
            <text:p>0,852</text:p>
          </table:table-cell>
        </table:table-row>
        <table:table-row table:style-name="ro1">
          <table:table-cell table:formula="of:=EOMONTH([.A60];3)" office:value-type="date" office:date-value="2017-12-31" calcext:value-type="date">
            <text:p>31.12.2017</text:p>
          </table:table-cell>
          <table:table-cell office:value-type="float" office:value="174" calcext:value-type="float">
            <text:p>174,0</text:p>
          </table:table-cell>
          <table:table-cell office:value-type="float" office:value="1215" calcext:value-type="float">
            <text:p>1215,0</text:p>
          </table:table-cell>
          <table:table-cell office:value-type="float" office:value="1073.34666666667" calcext:value-type="float">
            <text:p>1073,3</text:p>
          </table:table-cell>
          <table:table-cell office:value-type="float" office:value="1032.555" calcext:value-type="float">
            <text:p>1032,6</text:p>
          </table:table-cell>
          <table:table-cell office:value-type="float" office:value="114780" calcext:value-type="float">
            <text:p>114780</text:p>
          </table:table-cell>
          <table:table-cell office:value-type="float" office:value="493" calcext:value-type="float">
            <text:p>493</text:p>
          </table:table-cell>
          <table:table-cell office:value-type="float" office:value="6007.748" calcext:value-type="float">
            <text:p>6007,7</text:p>
          </table:table-cell>
          <table:table-cell office:value-type="float" office:value="61.44671875" calcext:value-type="float">
            <text:p>61,4</text:p>
          </table:table-cell>
          <table:table-cell office:value-type="float" office:value="0.849392526866459" calcext:value-type="float">
            <text:p>0,849</text:p>
          </table:table-cell>
        </table:table-row>
        <table:table-row table:style-name="ro1">
          <table:table-cell table:formula="of:=EOMONTH([.A61];3)" office:value-type="date" office:date-value="2018-03-31" calcext:value-type="date">
            <text:p>31.03.2018</text:p>
          </table:table-cell>
          <table:table-cell office:value-type="float" office:value="178.713458626381" calcext:value-type="float">
            <text:p>178,7</text:p>
          </table:table-cell>
          <table:table-cell office:value-type="float" office:value="1271.84615384615" calcext:value-type="float">
            <text:p>1271,8</text:p>
          </table:table-cell>
          <table:table-cell office:value-type="float" office:value="1132.99307692308" calcext:value-type="float">
            <text:p>1133,0</text:p>
          </table:table-cell>
          <table:table-cell office:value-type="float" office:value="1084.89923076923" calcext:value-type="float">
            <text:p>1084,9</text:p>
          </table:table-cell>
          <table:table-cell office:value-type="float" office:value="116535" calcext:value-type="float">
            <text:p>116535</text:p>
          </table:table-cell>
          <table:table-cell office:value-type="float" office:value="493" calcext:value-type="float">
            <text:p>493</text:p>
          </table:table-cell>
          <table:table-cell office:value-type="float" office:value="5482.463" calcext:value-type="float">
            <text:p>5482,5</text:p>
          </table:table-cell>
          <table:table-cell office:value-type="float" office:value="66.8634920634921" calcext:value-type="float">
            <text:p>66,9</text:p>
          </table:table-cell>
          <table:table-cell office:value-type="float" office:value="0.81362088787288" calcext:value-type="float">
            <text:p>0,814</text:p>
          </table:table-cell>
        </table:table-row>
        <table:table-row table:style-name="ro1">
          <table:table-cell table:formula="of:=EOMONTH([.A62];3)" office:value-type="date" office:date-value="2018-06-30" calcext:value-type="date">
            <text:p>30.06.2018</text:p>
          </table:table-cell>
          <table:table-cell office:value-type="float" office:value="184.764288209322" calcext:value-type="float">
            <text:p>184,8</text:p>
          </table:table-cell>
          <table:table-cell office:value-type="float" office:value="1286.08333333333" calcext:value-type="float">
            <text:p>1286,1</text:p>
          </table:table-cell>
          <table:table-cell office:value-type="float" office:value="1175.9875" calcext:value-type="float">
            <text:p>1176,0</text:p>
          </table:table-cell>
          <table:table-cell office:value-type="float" office:value="1140.70416666667" calcext:value-type="float">
            <text:p>1140,7</text:p>
          </table:table-cell>
          <table:table-cell office:value-type="float" office:value="118433" calcext:value-type="float">
            <text:p>118433</text:p>
          </table:table-cell>
          <table:table-cell office:value-type="float" office:value="493" calcext:value-type="float">
            <text:p>493</text:p>
          </table:table-cell>
          <table:table-cell office:value-type="float" office:value="5940.849" calcext:value-type="float">
            <text:p>5940,8</text:p>
          </table:table-cell>
          <table:table-cell office:value-type="float" office:value="74.533870967742" calcext:value-type="float">
            <text:p>74,5</text:p>
          </table:table-cell>
          <table:table-cell office:value-type="float" office:value="0.839720906836994" calcext:value-type="float">
            <text:p>0,840</text:p>
          </table:table-cell>
        </table:table-row>
        <table:table-row table:style-name="ro1">
          <table:table-cell table:formula="of:=EOMONTH([.A63];3)" office:value-type="date" office:date-value="2018-09-30" calcext:value-type="date">
            <text:p>30.09.2018</text:p>
          </table:table-cell>
          <table:table-cell office:value-type="float" office:value="178.52021972015" calcext:value-type="float">
            <text:p>178,5</text:p>
          </table:table-cell>
          <table:table-cell office:value-type="float" office:value="1313.07692307692" calcext:value-type="float">
            <text:p>1313,1</text:p>
          </table:table-cell>
          <table:table-cell office:value-type="float" office:value="1213.77230769231" calcext:value-type="float">
            <text:p>1213,8</text:p>
          </table:table-cell>
          <table:table-cell office:value-type="float" office:value="1173.05384615385" calcext:value-type="float">
            <text:p>1173,1</text:p>
          </table:table-cell>
          <table:table-cell office:value-type="float" office:value="120130" calcext:value-type="float">
            <text:p>120130</text:p>
          </table:table-cell>
          <table:table-cell office:value-type="float" office:value="493" calcext:value-type="float">
            <text:p>493</text:p>
          </table:table-cell>
          <table:table-cell office:value-type="float" office:value="5890.063" calcext:value-type="float">
            <text:p>5890,1</text:p>
          </table:table-cell>
          <table:table-cell office:value-type="float" office:value="75.08046875" calcext:value-type="float">
            <text:p>75,1</text:p>
          </table:table-cell>
          <table:table-cell office:value-type="float" office:value="0.859986071546039" calcext:value-type="float">
            <text:p>0,860</text:p>
          </table:table-cell>
        </table:table-row>
        <table:table-row table:style-name="ro1">
          <table:table-cell table:formula="of:=EOMONTH([.A64];3)" office:value-type="date" office:date-value="2018-12-31" calcext:value-type="date">
            <text:p>31.12.2018</text:p>
          </table:table-cell>
          <table:table-cell office:value-type="float" office:value="179.601814865837" calcext:value-type="float">
            <text:p>179,6</text:p>
          </table:table-cell>
          <table:table-cell office:value-type="float" office:value="1359.5" calcext:value-type="float">
            <text:p>1359,5</text:p>
          </table:table-cell>
          <table:table-cell office:value-type="float" office:value="1247.73916666667" calcext:value-type="float">
            <text:p>1247,7</text:p>
          </table:table-cell>
          <table:table-cell office:value-type="float" office:value="1205.24916666667" calcext:value-type="float">
            <text:p>1205,2</text:p>
          </table:table-cell>
          <table:table-cell office:value-type="float" office:value="121612" calcext:value-type="float">
            <text:p>121612</text:p>
          </table:table-cell>
          <table:table-cell office:value-type="float" office:value="493" calcext:value-type="float">
            <text:p>493</text:p>
          </table:table-cell>
          <table:table-cell office:value-type="float" office:value="6295.998" calcext:value-type="float">
            <text:p>6296,0</text:p>
          </table:table-cell>
          <table:table-cell office:value-type="float" office:value="67.9869230769231" calcext:value-type="float">
            <text:p>68,0</text:p>
          </table:table-cell>
          <table:table-cell office:value-type="float" office:value="0.876153372426089" calcext:value-type="float">
            <text:p>0,876</text:p>
          </table:table-cell>
        </table:table-row>
        <table:table-row table:style-name="ro1">
          <table:table-cell table:formula="of:=EOMONTH([.A65];3)" office:value-type="date" office:date-value="2019-03-31" calcext:value-type="date">
            <text:p>31.03.2019</text:p>
          </table:table-cell>
          <table:table-cell office:value-type="float" office:value="190.495388032861" calcext:value-type="float">
            <text:p>190,5</text:p>
          </table:table-cell>
          <table:table-cell office:value-type="float" office:value="1298.5" calcext:value-type="float">
            <text:p>1298,5</text:p>
          </table:table-cell>
          <table:table-cell office:value-type="float" office:value="1181.725" calcext:value-type="float">
            <text:p>1181,7</text:p>
          </table:table-cell>
          <table:table-cell office:value-type="float" office:value="1112.45833333333" calcext:value-type="float">
            <text:p>1112,5</text:p>
          </table:table-cell>
          <table:table-cell office:value-type="float" office:value="124161" calcext:value-type="float">
            <text:p>124161</text:p>
          </table:table-cell>
          <table:table-cell office:value-type="float" office:value="493" calcext:value-type="float">
            <text:p>493</text:p>
          </table:table-cell>
          <table:table-cell office:value-type="float" office:value="5763.161" calcext:value-type="float">
            <text:p>5763,2</text:p>
          </table:table-cell>
          <table:table-cell office:value-type="float" office:value="63.0973015873016" calcext:value-type="float">
            <text:p>63,1</text:p>
          </table:table-cell>
          <table:table-cell office:value-type="float" office:value="0.880338624839639" calcext:value-type="float">
            <text:p>0,880</text:p>
          </table:table-cell>
        </table:table-row>
        <table:table-row table:style-name="ro1">
          <table:table-cell table:formula="of:=EOMONTH([.A66];3)" office:value-type="date" office:date-value="2019-06-30" calcext:value-type="date">
            <text:p>30.06.2019</text:p>
          </table:table-cell>
          <table:table-cell office:value-type="float" office:value="179.661858371832" calcext:value-type="float">
            <text:p>179,7</text:p>
          </table:table-cell>
          <table:table-cell office:value-type="float" office:value="1348.16666666667" calcext:value-type="float">
            <text:p>1348,2</text:p>
          </table:table-cell>
          <table:table-cell office:value-type="float" office:value="1224.71333333333" calcext:value-type="float">
            <text:p>1224,7</text:p>
          </table:table-cell>
          <table:table-cell office:value-type="float" office:value="1166.46166666667" calcext:value-type="float">
            <text:p>1166,5</text:p>
          </table:table-cell>
          <table:table-cell office:value-type="float" office:value="126878" calcext:value-type="float">
            <text:p>126878</text:p>
          </table:table-cell>
          <table:table-cell office:value-type="float" office:value="493" calcext:value-type="float">
            <text:p>493</text:p>
          </table:table-cell>
          <table:table-cell office:value-type="float" office:value="6134.024" calcext:value-type="float">
            <text:p>6134,0</text:p>
          </table:table-cell>
          <table:table-cell office:value-type="float" office:value="68.9931746031746" calcext:value-type="float">
            <text:p>69,0</text:p>
          </table:table-cell>
          <table:table-cell office:value-type="float" office:value="0.889949155621974" calcext:value-type="float">
            <text:p>0,890</text:p>
          </table:table-cell>
        </table:table-row>
        <table:table-row table:style-name="ro1">
          <table:table-cell table:formula="of:=EOMONTH([.A67];3)" office:value-type="date" office:date-value="2019-09-30" calcext:value-type="date">
            <text:p>30.09.2019</text:p>
          </table:table-cell>
          <table:table-cell office:value-type="float" office:value="191.752531266396" calcext:value-type="float">
            <text:p>191,8</text:p>
          </table:table-cell>
          <table:table-cell office:value-type="float" office:value="1317.28571428571" calcext:value-type="float">
            <text:p>1317,3</text:p>
          </table:table-cell>
          <table:table-cell office:value-type="float" office:value="1187.36857142857" calcext:value-type="float">
            <text:p>1187,4</text:p>
          </table:table-cell>
          <table:table-cell office:value-type="float" office:value="1143.57857142857" calcext:value-type="float">
            <text:p>1143,6</text:p>
          </table:table-cell>
          <table:table-cell office:value-type="float" office:value="129142" calcext:value-type="float">
            <text:p>129142</text:p>
          </table:table-cell>
          <table:table-cell office:value-type="float" office:value="493" calcext:value-type="float">
            <text:p>493</text:p>
          </table:table-cell>
          <table:table-cell office:value-type="float" office:value="6259.622" calcext:value-type="float">
            <text:p>6259,6</text:p>
          </table:table-cell>
          <table:table-cell office:value-type="float" office:value="61.9457575757576" calcext:value-type="float">
            <text:p>61,9</text:p>
          </table:table-cell>
          <table:table-cell office:value-type="float" office:value="0.899406739283887" calcext:value-type="float">
            <text:p>0,899</text:p>
          </table:table-cell>
        </table:table-row>
        <table:table-row table:style-name="ro1">
          <table:table-cell table:formula="of:=EOMONTH([.A68];3)" office:value-type="date" office:date-value="2019-12-31" calcext:value-type="date">
            <text:p>31.12.2019</text:p>
          </table:table-cell>
          <table:table-cell office:value-type="float" office:value="183.469274397965" calcext:value-type="float">
            <text:p>183,5</text:p>
          </table:table-cell>
          <table:table-cell office:value-type="float" office:value="1346.36363636364" calcext:value-type="float">
            <text:p>1346,4</text:p>
          </table:table-cell>
          <table:table-cell office:value-type="float" office:value="1199.06090909091" calcext:value-type="float">
            <text:p>1199,1</text:p>
          </table:table-cell>
          <table:table-cell office:value-type="float" office:value="1142.41454545455" calcext:value-type="float">
            <text:p>1142,4</text:p>
          </table:table-cell>
          <table:table-cell office:value-type="float" office:value="131115" calcext:value-type="float">
            <text:p>131115</text:p>
          </table:table-cell>
          <table:table-cell office:value-type="float" office:value="493" calcext:value-type="float">
            <text:p>493</text:p>
          </table:table-cell>
          <table:table-cell office:value-type="float" office:value="6632.194" calcext:value-type="float">
            <text:p>6632,2</text:p>
          </table:table-cell>
          <table:table-cell office:value-type="float" office:value="63.17421875" calcext:value-type="float">
            <text:p>63,2</text:p>
          </table:table-cell>
          <table:table-cell office:value-type="float" office:value="0.903288113869515" calcext:value-type="float">
            <text:p>0,903</text:p>
          </table:table-cell>
        </table:table-row>
        <table:table-row table:style-name="ro1">
          <table:table-cell table:formula="of:=EOMONTH([.A69];3)" office:value-type="date" office:date-value="2020-03-31" calcext:value-type="date">
            <text:p>31.03.2020</text:p>
          </table:table-cell>
          <table:table-cell office:value-type="float" office:value="162.442361961237" calcext:value-type="float">
            <text:p>162,4</text:p>
          </table:table-cell>
          <table:table-cell office:value-type="float" office:value="1335.84615384615" calcext:value-type="float">
            <text:p>1335,8</text:p>
          </table:table-cell>
          <table:table-cell office:value-type="float" office:value="1188.44538461538" calcext:value-type="float">
            <text:p>1188,4</text:p>
          </table:table-cell>
          <table:table-cell office:value-type="float" office:value="1122.52538461538" calcext:value-type="float">
            <text:p>1122,5</text:p>
          </table:table-cell>
          <table:table-cell office:value-type="float" office:value="132304" calcext:value-type="float">
            <text:p>132304</text:p>
          </table:table-cell>
          <table:table-cell office:value-type="float" office:value="493" calcext:value-type="float">
            <text:p>493</text:p>
          </table:table-cell>
          <table:table-cell office:value-type="float" office:value="5702" calcext:value-type="float">
            <text:p>5702,0</text:p>
          </table:table-cell>
          <table:table-cell office:value-type="float" office:value="50.32515625" calcext:value-type="float">
            <text:p>50,3</text:p>
          </table:table-cell>
          <table:table-cell office:value-type="float" office:value="0.907079565329932" calcext:value-type="float">
            <text:p>0,907</text:p>
          </table:table-cell>
        </table:table-row>
        <table:table-row table:style-name="ro1">
          <table:table-cell table:formula="of:=EOMONTH([.A70];3)" office:value-type="date" office:date-value="2020-06-30" calcext:value-type="date">
            <text:p>30.06.2020</text:p>
          </table:table-cell>
          <table:table-cell office:value-type="float" office:value="179.930465165282" calcext:value-type="float">
            <text:p>179,9</text:p>
          </table:table-cell>
          <table:table-cell office:value-type="float" office:value="1056.66666666667" calcext:value-type="float">
            <text:p>1056,7</text:p>
          </table:table-cell>
          <table:table-cell office:value-type="float" office:value="957.68" calcext:value-type="float">
            <text:p>957,7</text:p>
          </table:table-cell>
          <table:table-cell office:value-type="float" office:value="919.608181818182" calcext:value-type="float">
            <text:p>919,6</text:p>
          </table:table-cell>
          <table:table-cell office:value-type="float" office:value="133157" calcext:value-type="float">
            <text:p>133157</text:p>
          </table:table-cell>
          <table:table-cell office:value-type="float" office:value="412" calcext:value-type="float">
            <text:p>412</text:p>
          </table:table-cell>
          <table:table-cell office:value-type="float" office:value="5702.4" calcext:value-type="float">
            <text:p>5702,4</text:p>
          </table:table-cell>
          <table:table-cell office:value-type="float" office:value="29.6990163934426" calcext:value-type="float">
            <text:p>29,7</text:p>
          </table:table-cell>
          <table:table-cell office:value-type="float" office:value="0.908198108891816" calcext:value-type="float">
            <text:p>0,908</text:p>
          </table:table-cell>
        </table:table-row>
        <table:table-row table:style-name="ro1">
          <table:table-cell table:formula="of:=EOMONTH([.A71];3)" office:value-type="date" office:date-value="2020-09-30" calcext:value-type="date">
            <text:p>30.09.2020</text:p>
          </table:table-cell>
          <table:table-cell office:value-type="float" office:value="213.773915916164" calcext:value-type="float">
            <text:p>213,8</text:p>
          </table:table-cell>
          <table:table-cell office:value-type="float" office:value="997" calcext:value-type="float">
            <text:p>997,0</text:p>
          </table:table-cell>
          <table:table-cell office:value-type="float" office:value="1036.25692307692" calcext:value-type="float">
            <text:p>1036,3</text:p>
          </table:table-cell>
          <table:table-cell office:value-type="float" office:value="973.087692307692" calcext:value-type="float">
            <text:p>973,1</text:p>
          </table:table-cell>
          <table:table-cell office:value-type="float" office:value="134279" calcext:value-type="float">
            <text:p>134279</text:p>
          </table:table-cell>
          <table:table-cell office:value-type="float" office:value="372" calcext:value-type="float">
            <text:p>372</text:p>
          </table:table-cell>
          <table:table-cell office:value-type="float" office:value="6105.1" calcext:value-type="float">
            <text:p>6105,1</text:p>
          </table:table-cell>
          <table:table-cell office:value-type="float" office:value="42.9123076923077" calcext:value-type="float">
            <text:p>42,9</text:p>
          </table:table-cell>
          <table:table-cell office:value-type="float" office:value="0.855203201068642" calcext:value-type="float">
            <text:p>0,855</text:p>
          </table:table-cell>
        </table:table-row>
        <table:table-row table:style-name="ro1">
          <table:table-cell table:formula="of:=EOMONTH([.A72];3)" office:value-type="date" office:date-value="2020-12-31" calcext:value-type="date">
            <text:p>31.12.2020</text:p>
          </table:table-cell>
          <table:table-cell office:value-type="float" office:value="211.465270582154" calcext:value-type="float">
            <text:p>211,5</text:p>
          </table:table-cell>
          <table:table-cell office:value-type="float" office:value="981.083333333333" calcext:value-type="float">
            <text:p>981,1</text:p>
          </table:table-cell>
          <table:table-cell office:value-type="float" office:value="993.913333333333" calcext:value-type="float">
            <text:p>993,9</text:p>
          </table:table-cell>
          <table:table-cell office:value-type="float" office:value="959.9025" calcext:value-type="float">
            <text:p>959,9</text:p>
          </table:table-cell>
          <table:table-cell office:value-type="float" office:value="135352" calcext:value-type="float">
            <text:p>135352</text:p>
          </table:table-cell>
          <table:table-cell office:value-type="float" office:value="372" calcext:value-type="float">
            <text:p>372</text:p>
          </table:table-cell>
          <table:table-cell office:value-type="float" office:value="6552.7" calcext:value-type="float">
            <text:p>6552,7</text:p>
          </table:table-cell>
          <table:table-cell office:value-type="float" office:value="44.3164615384615" calcext:value-type="float">
            <text:p>44,3</text:p>
          </table:table-cell>
          <table:table-cell office:value-type="float" office:value="0.83849709905336" calcext:value-type="float">
            <text:p>0,838</text:p>
          </table:table-cell>
        </table:table-row>
        <table:table-row table:style-name="ro1">
          <table:table-cell table:formula="of:=EOMONTH([.A73];3)" office:value-type="date" office:date-value="2021-03-31" calcext:value-type="date">
            <text:p>31.03.2021</text:p>
          </table:table-cell>
          <table:table-cell office:value-type="float" office:value="180.845619837934" calcext:value-type="float">
            <text:p>180,8</text:p>
          </table:table-cell>
          <table:table-cell office:value-type="float" office:value="1175.58333333333" calcext:value-type="float">
            <text:p>1175,6</text:p>
          </table:table-cell>
          <table:table-cell office:value-type="float" office:value="1133.61166666667" calcext:value-type="float">
            <text:p>1133,6</text:p>
          </table:table-cell>
          <table:table-cell office:value-type="float" office:value="1088.3325" calcext:value-type="float">
            <text:p>1088,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5630.8041692106" calcext:value-type="float">
            <text:p>5630,8</text:p>
          </table:table-cell>
          <table:table-cell office:value-type="float" office:value="59.958" calcext:value-type="float">
            <text:p>60,0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table:formula="of:=EOMONTH([.A74];3)" office:value-type="date" office:date-value="2021-06-30" calcext:value-type="date">
            <text:p>30.06.2021</text:p>
          </table:table-cell>
          <table:table-cell table:style-name="Default"/>
          <table:table-cell office:value-type="float" office:value="1197.85714285714" calcext:value-type="float">
            <text:p>1197,9</text:p>
          </table:table-cell>
          <table:table-cell office:value-type="float" office:value="1189.71285714286" calcext:value-type="float">
            <text:p>1189,7</text:p>
          </table:table-cell>
          <table:table-cell office:value-type="float" office:value="1102.18857142857" calcext:value-type="float">
            <text:p>1102,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5928.00779696619" calcext:value-type="float">
            <text:p>5928,0</text:p>
          </table:table-cell>
          <table:table-cell office:value-type="float" office:value="62.6266666666667" calcext:value-type="float">
            <text:p>62,6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 table:number-rows-repeated="17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kr</number:text>
    </number:number-style>
    <number:number-style style:name="N119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kr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r</number:text>
    </number:number-style>
    <number:number-style style:name="N121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kr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2P0"/>
    </number:number-style>
    <number:date-style style:name="N123">
      <number:day/>
      <number:text>.</number:text>
      <number:month number:textual="true"/>
      <number:text>.</number:text>
      <number:year/>
    </number:date-style>
    <number:date-style style:name="N124">
      <number:day/>
      <number:text>.</number:text>
      <number:month number:textual="true"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35P2" style:volatile="true">
      <number:text> </number:text>
      <number:fill-character> </number:fill-character>
      <number:text>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36P2" style:volatile="true">
      <number:text> </number:text>
      <number:fill-character> </number:fill-character>
      <number:text>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1" number:min-decimal-places="1" number:min-integer-digits="1"/>
    </number:number-style>
    <number:number-style style:name="N144" number:title="Kasutaja määratud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00:28:28.070485495</meta:creation-date>
    <dc:date>2021-07-20T00:41:04.162398073</dc:date>
    <meta:editing-duration>PT12M36S</meta:editing-duration>
    <meta:editing-cycles>2</meta:editing-cycles>
    <meta:generator>LibreOffice/7.0.2.2$Linux_X86_64 LibreOffice_project/00$Build-2</meta:generator>
    <meta:document-statistic meta:table-count="1" meta:cell-count="723" meta:object-count="0"/>
  </office:meta>
</office:document-meta>
</file>